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5cm"/>
    </style:style>
    <style:style style:name="co3" style:family="table-column">
      <style:table-column-properties fo:break-before="auto" style:column-width="3.445cm"/>
    </style:style>
    <style:style style:name="co4" style:family="table-column">
      <style:table-column-properties fo:break-before="auto" style:column-width="4.627cm"/>
    </style:style>
    <style:style style:name="co5" style:family="table-column">
      <style:table-column-properties fo:break-before="auto" style:column-width="3.706cm"/>
    </style:style>
    <style:style style:name="co6" style:family="table-column">
      <style:table-column-properties fo:break-before="auto" style:column-width="4.39cm"/>
    </style:style>
    <style:style style:name="co7" style:family="table-column">
      <style:table-column-properties fo:break-before="auto" style:column-width="4.059cm"/>
    </style:style>
    <style:style style:name="ro1" style:family="table-row">
      <style:table-row-properties style:row-height="0.4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>
            <text:p>$cor12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Call:</text:p>
          </table:table-cell>
          <table:table-cell table:number-columns-repeated="13"/>
        </table:table-row>
        <table:table-row table:style-name="ro1">
          <table:table-cell office:value-type="string">
            <text:p>lm(formula</text:p>
          </table:table-cell>
          <table:table-cell office:value-type="string">
            <text:p>=</text:p>
          </table:table-cell>
          <table:table-cell office:value-type="string">
            <text:p>paste0(cornames[i],</text:p>
          </table:table-cell>
          <table:table-cell office:value-type="string">
            <text:p>~,</text:p>
          </table:table-cell>
          <table:table-cell office:value-type="string">
            <text:p>regression),</text:p>
          </table:table-cell>
          <table:table-cell office:value-type="string">
            <text:p>data</text:p>
          </table:table-cell>
          <table:table-cell/>
          <table:table-cell office:value-type="string">
            <text:p>df)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Residuals: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Min</text:p>
          </table:table-cell>
          <table:table-cell office:value-type="string">
            <text:p>1Q</text:p>
          </table:table-cell>
          <table:table-cell office:value-type="string">
            <text:p>Median</text:p>
          </table:table-cell>
          <table:table-cell office:value-type="string">
            <text:p>3Q</text:p>
          </table:table-cell>
          <table:table-cell office:value-type="string">
            <text:p>Max</text:p>
          </table:table-cell>
          <table:table-cell table:number-columns-repeated="8"/>
        </table:table-row>
        <table:table-row table:style-name="ro1">
          <table:table-cell office:value-type="string">
            <text:p>-0.52732</text:p>
          </table:table-cell>
          <table:table-cell office:value-type="string">
            <text:p>-0.06299</text:p>
          </table:table-cell>
          <table:table-cell office:value-type="string">
            <text:p>0.01251</text:p>
          </table:table-cell>
          <table:table-cell office:value-type="string">
            <text:p>0.08328</text:p>
          </table:table-cell>
          <table:table-cell office:value-type="string">
            <text:p>0.33784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Coefficients: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Estimate</text:p>
          </table:table-cell>
          <table:table-cell office:value-type="string">
            <text:p>Std.</text:p>
          </table:table-cell>
          <table:table-cell office:value-type="string">
            <text:p>Error</text:p>
          </table:table-cell>
          <table:table-cell office:value-type="string">
            <text:p>t</text:p>
          </table:table-cell>
          <table:table-cell office:value-type="string">
            <text:p>value</text:p>
          </table:table-cell>
          <table:table-cell table:number-columns-repeated="8"/>
        </table:table-row>
        <table:table-row table:style-name="ro1">
          <table:table-cell office:value-type="string">
            <text:p>(Intercept)</text:p>
          </table:table-cell>
          <table:table-cell office:value-type="string">
            <text:p>1.1594972</text:p>
          </table:table-cell>
          <table:table-cell office:value-type="string">
            <text:p>0.0508300</text:p>
          </table:table-cell>
          <table:table-cell office:value-type="string">
            <text:p>22.811</text:p>
          </table:table-cell>
          <table:table-cell office:value-type="string">
            <text:p>&lt;</text:p>
          </table:table-cell>
          <table:table-cell office:value-type="string">
            <text:p>***</text:p>
          </table:table-cell>
          <table:table-cell table:formula="of:=CONCATENATE([.B12];&quot;$\pm$&quot;;[.C12];&quot; (&quot;;[.F12];&quot;)&quot;)" office:value-type="string" office:string-value="1.1594972$\pm$0.0508300 (***)">
            <text:p>1.1594972$\pm$0.0508300 (***)</text:p>
          </table:table-cell>
          <table:table-cell table:number-columns-repeated="7"/>
        </table:table-row>
        <table:table-row table:style-name="ro1">
          <table:table-cell office:value-type="string">
            <text:p>alphalocalization</text:p>
          </table:table-cell>
          <table:table-cell office:value-type="string">
            <text:p>-0.4989055</text:p>
          </table:table-cell>
          <table:table-cell office:value-type="string">
            <text:p>0.0216346</text:p>
          </table:table-cell>
          <table:table-cell office:value-type="string">
            <text:p>-23.061</text:p>
          </table:table-cell>
          <table:table-cell office:value-type="string">
            <text:p>&lt;</text:p>
          </table:table-cell>
          <table:table-cell office:value-type="string">
            <text:p>***</text:p>
          </table:table-cell>
          <table:table-cell table:formula="of:=CONCATENATE([.B13];&quot;$\pm$&quot;;[.C13];&quot; (&quot;;[.F13];&quot;)&quot;)" office:value-type="string" office:string-value="-0.4989055$\pm$0.0216346 (***)">
            <text:p>-0.4989055$\pm$0.0216346 (***)</text:p>
          </table:table-cell>
          <table:table-cell table:number-columns-repeated="7"/>
        </table:table-row>
        <table:table-row table:style-name="ro1">
          <table:table-cell office:value-type="string">
            <text:p>diffusion</text:p>
          </table:table-cell>
          <table:table-cell office:value-type="string">
            <text:p>0.3285271</text:p>
          </table:table-cell>
          <table:table-cell office:value-type="string">
            <text:p>0.0731373</text:p>
          </table:table-cell>
          <table:table-cell office:value-type="string">
            <text:p>4.492</text:p>
          </table:table-cell>
          <table:table-cell office:value-type="string">
            <text:p>9.36e-06</text:p>
          </table:table-cell>
          <table:table-cell office:value-type="string">
            <text:p>***</text:p>
          </table:table-cell>
          <table:table-cell table:formula="of:=CONCATENATE([.B14];&quot;$\pm$&quot;;[.C14];&quot; (&quot;;[.F14];&quot;)&quot;)" office:value-type="string" office:string-value="0.3285271$\pm$0.0731373 (***)">
            <text:p>0.3285271$\pm$0.0731373 (***)</text:p>
          </table:table-cell>
          <table:table-cell table:number-columns-repeated="7"/>
        </table:table-row>
        <table:table-row table:style-name="ro1">
          <table:table-cell office:value-type="string">
            <text:p>diffusionsteps</text:p>
          </table:table-cell>
          <table:table-cell office:value-type="string">
            <text:p>0.0079990</text:p>
          </table:table-cell>
          <table:table-cell office:value-type="string">
            <text:p>0.0070246</text:p>
          </table:table-cell>
          <table:table-cell office:value-type="string">
            <text:p>1.139</text:p>
          </table:table-cell>
          <table:table-cell office:value-type="string">
            <text:p>0.255533</text:p>
          </table:table-cell>
          <table:table-cell/>
          <table:table-cell table:formula="of:=CONCATENATE([.B15];&quot;$\pm$&quot;;[.C15];&quot; (&quot;;[.F15];&quot;)&quot;)" office:value-type="string" office:string-value="0.0079990$\pm$0.0070246 ()">
            <text:p>0.0079990$\pm$0.0070246 ()</text:p>
          </table:table-cell>
          <table:table-cell table:number-columns-repeated="7"/>
        </table:table-row>
        <table:table-row table:style-name="ro1">
          <table:table-cell office:value-type="string">
            <text:p>growthrate</text:p>
          </table:table-cell>
          <table:table-cell office:value-type="string">
            <text:p>0.6966627</text:p>
          </table:table-cell>
          <table:table-cell office:value-type="string">
            <text:p>0.1449132</text:p>
          </table:table-cell>
          <table:table-cell office:value-type="string">
            <text:p>4.807</text:p>
          </table:table-cell>
          <table:table-cell office:value-type="string">
            <text:p>2.20e-06</text:p>
          </table:table-cell>
          <table:table-cell office:value-type="string">
            <text:p>***</text:p>
          </table:table-cell>
          <table:table-cell table:formula="of:=CONCATENATE([.B16];&quot;$\pm$&quot;;[.C16];&quot; (&quot;;[.F16];&quot;)&quot;)" office:value-type="string" office:string-value="0.6966627$\pm$0.1449132 (***)">
            <text:p>0.6966627$\pm$0.1449132 (***)</text:p>
          </table:table-cell>
          <table:table-cell table:number-columns-repeated="7"/>
        </table:table-row>
        <table:table-row table:style-name="ro1">
          <table:table-cell office:value-type="string">
            <text:p>citiesNumber</text:p>
          </table:table-cell>
          <table:table-cell office:value-type="string">
            <text:p>0.0011097</text:p>
          </table:table-cell>
          <table:table-cell office:value-type="string">
            <text:p>0.0003104</text:p>
          </table:table-cell>
          <table:table-cell office:value-type="string">
            <text:p>3.575</text:p>
          </table:table-cell>
          <table:table-cell office:value-type="string">
            <text:p>0.000395</text:p>
          </table:table-cell>
          <table:table-cell office:value-type="string">
            <text:p>***</text:p>
          </table:table-cell>
          <table:table-cell table:formula="of:=CONCATENATE([.B17];&quot;$\pm$&quot;;[.C17];&quot; (&quot;;[.F17];&quot;)&quot;)" office:value-type="string" office:string-value="0.0011097$\pm$0.0003104 (***)">
            <text:p>0.0011097$\pm$0.0003104 (***)</text:p>
          </table:table-cell>
          <table:table-cell table:number-columns-repeated="7"/>
        </table:table-row>
        <table:table-row table:style-name="ro1">
          <table:table-cell office:value-type="string">
            <text:p>gravityHierarchyExponent</text:p>
          </table:table-cell>
          <table:table-cell office:value-type="string">
            <text:p>0.0026346</text:p>
          </table:table-cell>
          <table:table-cell office:value-type="string">
            <text:p>0.0053719</text:p>
          </table:table-cell>
          <table:table-cell office:value-type="string">
            <text:p>0.490</text:p>
          </table:table-cell>
          <table:table-cell office:value-type="string">
            <text:p>0.624104</text:p>
          </table:table-cell>
          <table:table-cell/>
          <table:table-cell table:formula="of:=CONCATENATE([.B18];&quot;$\pm$&quot;;[.C18];&quot; (&quot;;[.F18];&quot;)&quot;)" office:value-type="string" office:string-value="0.0026346$\pm$0.0053719 ()">
            <text:p>0.0026346$\pm$0.0053719 ()</text:p>
          </table:table-cell>
          <table:table-cell table:number-columns-repeated="7"/>
        </table:table-row>
        <table:table-row table:style-name="ro1">
          <table:table-cell office:value-type="string">
            <text:p>gravityInflexion</text:p>
          </table:table-cell>
          <table:table-cell office:value-type="string">
            <text:p>-0.0009406</text:p>
          </table:table-cell>
          <table:table-cell office:value-type="string">
            <text:p>0.0021186</text:p>
          </table:table-cell>
          <table:table-cell office:value-type="string">
            <text:p>-0.444</text:p>
          </table:table-cell>
          <table:table-cell office:value-type="string">
            <text:p>0.657305</text:p>
          </table:table-cell>
          <table:table-cell/>
          <table:table-cell table:formula="of:=CONCATENATE([.B19];&quot;$\pm$&quot;;[.C19];&quot; (&quot;;[.F19];&quot;)&quot;)" office:value-type="string" office:string-value="-0.0009406$\pm$0.0021186 ()">
            <text:p>-0.0009406$\pm$0.0021186 ()</text:p>
          </table:table-cell>
          <table:table-cell table:number-columns-repeated="7"/>
        </table:table-row>
        <table:table-row table:style-name="ro1">
          <table:table-cell office:value-type="string">
            <text:p>gravityRadius</text:p>
          </table:table-cell>
          <table:table-cell office:value-type="string">
            <text:p>0.0001819</text:p>
          </table:table-cell>
          <table:table-cell office:value-type="string">
            <text:p>0.0002191</text:p>
          </table:table-cell>
          <table:table-cell office:value-type="string">
            <text:p>0.830</text:p>
          </table:table-cell>
          <table:table-cell office:value-type="string">
            <text:p>0.406956</text:p>
          </table:table-cell>
          <table:table-cell/>
          <table:table-cell table:formula="of:=CONCATENATE([.B20];&quot;$\pm$&quot;;[.C20];&quot; (&quot;;[.F20];&quot;)&quot;)" office:value-type="string" office:string-value="0.0001819$\pm$0.0002191 ()">
            <text:p>0.0001819$\pm$0.0002191 ()</text:p>
          </table:table-cell>
          <table:table-cell table:number-columns-repeated="7"/>
        </table:table-row>
        <table:table-row table:style-name="ro1">
          <table:table-cell office:value-type="string">
            <text:p>hierarchyRole</text:p>
          </table:table-cell>
          <table:table-cell office:value-type="string">
            <text:p>-0.0298275</text:p>
          </table:table-cell>
          <table:table-cell office:value-type="string">
            <text:p>0.0209863</text:p>
          </table:table-cell>
          <table:table-cell office:value-type="string">
            <text:p>-1.421</text:p>
          </table:table-cell>
          <table:table-cell office:value-type="string">
            <text:p>0.156049</text:p>
          </table:table-cell>
          <table:table-cell/>
          <table:table-cell table:formula="of:=CONCATENATE([.B21];&quot;$\pm$&quot;;[.C21];&quot; (&quot;;[.F21];&quot;)&quot;)" office:value-type="string" office:string-value="-0.0298275$\pm$0.0209863 ()">
            <text:p>-0.0298275$\pm$0.0209863 ()</text:p>
          </table:table-cell>
          <table:table-cell table:number-columns-repeated="7"/>
        </table:table-row>
        <table:table-row table:style-name="ro1">
          <table:table-cell office:value-type="string">
            <text:p>maxNewLinksNumber</text:p>
          </table:table-cell>
          <table:table-cell office:value-type="string">
            <text:p>-0.0015975</text:p>
          </table:table-cell>
          <table:table-cell office:value-type="string">
            <text:p>0.0013365</text:p>
          </table:table-cell>
          <table:table-cell office:value-type="string">
            <text:p>-1.195</text:p>
          </table:table-cell>
          <table:table-cell office:value-type="string">
            <text:p>0.232694</text:p>
          </table:table-cell>
          <table:table-cell/>
          <table:table-cell table:formula="of:=CONCATENATE([.B22];&quot;$\pm$&quot;;[.C22];&quot; (&quot;;[.F22];&quot;)&quot;)" office:value-type="string" office:string-value="-0.0015975$\pm$0.0013365 ()">
            <text:p>-0.0015975$\pm$0.0013365 ()</text:p>
          </table:table-cell>
          <table:table-cell table:number-columns-repeated="7"/>
        </table:table-row>
        <table:table-row table:style-name="ro1">
          <table:table-cell office:value-type="string">
            <text:p>---</text:p>
          </table:table-cell>
          <table:table-cell table:number-columns-repeated="2"/>
          <table:table-cell table:number-columns-repeated="2"/>
          <table:table-cell/>
          <table:table-cell table:formula="of:=CONCATENATE([.B23];&quot;$\pm$&quot;;[.C23];&quot; (&quot;;[.F23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Signif.</text:p>
          </table:table-cell>
          <table:table-cell office:value-type="string">
            <text:p>codes:</text:p>
          </table:table-cell>
          <table:table-cell office:value-type="float" office:value="0">
            <text:p>0</text:p>
          </table:table-cell>
          <table:table-cell office:value-type="string">
            <text:p>‘***’</text:p>
          </table:table-cell>
          <table:table-cell office:value-type="string">
            <text:p>0.001</text:p>
          </table:table-cell>
          <table:table-cell office:value-type="string">
            <text:p>‘**’</text:p>
          </table:table-cell>
          <table:table-cell table:formula="of:=CONCATENATE([.B24];&quot;$\pm$&quot;;[.C24];&quot; (&quot;;[.F24];&quot;)&quot;)" office:value-type="string" office:string-value="codes:$\pm$0 (‘**’)">
            <text:p>codes:$\pm$0 (‘**’)</text:p>
          </table:table-cell>
          <table:table-cell office:value-type="string">
            <text:p>‘*’</text:p>
          </table:table-cell>
          <table:table-cell office:value-type="string">
            <text:p>0.05</text:p>
          </table:table-cell>
          <table:table-cell office:value-type="string">
            <text:p>‘.’</text:p>
          </table:table-cell>
          <table:table-cell office:value-type="string">
            <text:p>0.1</text:p>
          </table:table-cell>
          <table:table-cell office:value-type="string">
            <text:p>‘</text:p>
          </table:table-cell>
          <table:table-cell office:value-type="string">
            <text:p>’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25];&quot;$\pm$&quot;;[.C25];&quot; (&quot;;[.F25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Residual</text:p>
          </table:table-cell>
          <table:table-cell office:value-type="string">
            <text:p>standard</text:p>
          </table:table-cell>
          <table:table-cell office:value-type="string">
            <text:p>error:</text:p>
          </table:table-cell>
          <table:table-cell office:value-type="string">
            <text:p>0.121</text:p>
          </table:table-cell>
          <table:table-cell office:value-type="string">
            <text:p>on</text:p>
          </table:table-cell>
          <table:table-cell office:value-type="float" office:value="383">
            <text:p>383</text:p>
          </table:table-cell>
          <table:table-cell table:formula="of:=CONCATENATE([.B26];&quot;$\pm$&quot;;[.C26];&quot; (&quot;;[.F26];&quot;)&quot;)" office:value-type="string" office:string-value="standard$\pm$error: (383)">
            <text:p>standard$\pm$error: (383)</text:p>
          </table:table-cell>
          <table:table-cell office:value-type="string">
            <text:p>of</text:p>
          </table:table-cell>
          <table:table-cell office:value-type="string">
            <text:p>freedom</text:p>
          </table:table-cell>
          <table:table-cell table:number-columns-repeated="5"/>
        </table:table-row>
        <table:table-row table:style-name="ro1">
          <table:table-cell office:value-type="string">
            <text:p>Multiple</text:p>
          </table:table-cell>
          <table:table-cell office:value-type="string">
            <text:p>R-squared:</text:p>
          </table:table-cell>
          <table:table-cell office:value-type="string">
            <text:p>0.5997,</text:p>
          </table:table-cell>
          <table:table-cell office:value-type="string">
            <text:p>Adjusted</text:p>
          </table:table-cell>
          <table:table-cell office:value-type="string">
            <text:p>R-squared:</text:p>
          </table:table-cell>
          <table:table-cell office:value-type="string">
            <text:p>0.5892</text:p>
          </table:table-cell>
          <table:table-cell table:formula="of:=CONCATENATE([.B27];&quot;$\pm$&quot;;[.C27];&quot; (&quot;;[.F27];&quot;)&quot;)" office:value-type="string" office:string-value="R-squared:$\pm$0.5997, (0.5892)">
            <text:p>R-squared:$\pm$0.5997, (0.5892)</text:p>
          </table:table-cell>
          <table:table-cell table:number-columns-repeated="7"/>
        </table:table-row>
        <table:table-row table:style-name="ro1">
          <table:table-cell office:value-type="string">
            <text:p>F-statistic:</text:p>
          </table:table-cell>
          <table:table-cell office:value-type="string">
            <text:p>57.37</text:p>
          </table:table-cell>
          <table:table-cell office:value-type="string">
            <text:p>on</text:p>
          </table:table-cell>
          <table:table-cell office:value-type="float" office:value="10">
            <text:p>10</text:p>
          </table:table-cell>
          <table:table-cell office:value-type="string">
            <text:p>and</text:p>
          </table:table-cell>
          <table:table-cell office:value-type="float" office:value="383">
            <text:p>383</text:p>
          </table:table-cell>
          <table:table-cell table:formula="of:=CONCATENATE([.B28];&quot;$\pm$&quot;;[.C28];&quot; (&quot;;[.F28];&quot;)&quot;)" office:value-type="string" office:string-value="57.37$\pm$on (383)">
            <text:p>57.37$\pm$on (383)</text:p>
          </table:table-cell>
          <table:table-cell office:value-type="string">
            <text:p>p-value:</text:p>
          </table:table-cell>
          <table:table-cell office:value-type="string">
            <text:p>&lt;</text:p>
          </table:table-cell>
          <table:table-cell office:value-type="string">
            <text:p>2.2e-16</text:p>
          </table:table-cell>
          <table:table-cell table:number-columns-repeated="4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29];&quot;$\pm$&quot;;[.C29];&quot; (&quot;;[.F29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30];&quot;$\pm$&quot;;[.C30];&quot; (&quot;;[.F30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$cor13</text:p>
          </table:table-cell>
          <table:table-cell table:number-columns-repeated="2"/>
          <table:table-cell table:number-columns-repeated="2"/>
          <table:table-cell/>
          <table:table-cell table:formula="of:=CONCATENATE([.B31];&quot;$\pm$&quot;;[.C31];&quot; (&quot;;[.F31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32];&quot;$\pm$&quot;;[.C32];&quot; (&quot;;[.F32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Call:</text:p>
          </table:table-cell>
          <table:table-cell table:number-columns-repeated="2"/>
          <table:table-cell table:number-columns-repeated="2"/>
          <table:table-cell/>
          <table:table-cell table:formula="of:=CONCATENATE([.B33];&quot;$\pm$&quot;;[.C33];&quot; (&quot;;[.F33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lm(formula</text:p>
          </table:table-cell>
          <table:table-cell office:value-type="string">
            <text:p>=</text:p>
          </table:table-cell>
          <table:table-cell office:value-type="string">
            <text:p>paste0(cornames[i],</text:p>
          </table:table-cell>
          <table:table-cell office:value-type="string">
            <text:p>~,</text:p>
          </table:table-cell>
          <table:table-cell office:value-type="string">
            <text:p>regression),</text:p>
          </table:table-cell>
          <table:table-cell office:value-type="string">
            <text:p>data</text:p>
          </table:table-cell>
          <table:table-cell table:formula="of:=CONCATENATE([.B34];&quot;$\pm$&quot;;[.C34];&quot; (&quot;;[.F34];&quot;)&quot;)" office:value-type="string" office:string-value="=$\pm$paste0(cornames[i], (data)">
            <text:p>=$\pm$paste0(cornames[i], (data)</text:p>
          </table:table-cell>
          <table:table-cell office:value-type="string">
            <text:p>df)</text:p>
          </table:table-cell>
          <table:table-cell table:number-columns-repeated="6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35];&quot;$\pm$&quot;;[.C35];&quot; (&quot;;[.F35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Residuals:</text:p>
          </table:table-cell>
          <table:table-cell table:number-columns-repeated="2"/>
          <table:table-cell table:number-columns-repeated="2"/>
          <table:table-cell/>
          <table:table-cell table:formula="of:=CONCATENATE([.B36];&quot;$\pm$&quot;;[.C36];&quot; (&quot;;[.F36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Min</text:p>
          </table:table-cell>
          <table:table-cell office:value-type="string">
            <text:p>1Q</text:p>
          </table:table-cell>
          <table:table-cell office:value-type="string">
            <text:p>Median</text:p>
          </table:table-cell>
          <table:table-cell office:value-type="string">
            <text:p>3Q</text:p>
          </table:table-cell>
          <table:table-cell office:value-type="string">
            <text:p>Max</text:p>
          </table:table-cell>
          <table:table-cell table:formula="of:=CONCATENATE([.B37];&quot;$\pm$&quot;;[.C37];&quot; (&quot;;[.F37];&quot;)&quot;)" office:value-type="string" office:string-value="Min$\pm$1Q (Max)">
            <text:p>Min$\pm$1Q (Max)</text:p>
          </table:table-cell>
          <table:table-cell table:number-columns-repeated="7"/>
        </table:table-row>
        <table:table-row table:style-name="ro1">
          <table:table-cell office:value-type="string">
            <text:p>-0.36189</text:p>
          </table:table-cell>
          <table:table-cell office:value-type="string">
            <text:p>-0.10427</text:p>
          </table:table-cell>
          <table:table-cell office:value-type="string">
            <text:p>-0.01301</text:p>
          </table:table-cell>
          <table:table-cell office:value-type="string">
            <text:p>0.07149</text:p>
          </table:table-cell>
          <table:table-cell office:value-type="string">
            <text:p>0.53226</text:p>
          </table:table-cell>
          <table:table-cell/>
          <table:table-cell table:formula="of:=CONCATENATE([.B38];&quot;$\pm$&quot;;[.C38];&quot; (&quot;;[.F38];&quot;)&quot;)" office:value-type="string" office:string-value="-0.10427$\pm$-0.01301 ()">
            <text:p>-0.10427$\pm$-0.01301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39];&quot;$\pm$&quot;;[.C39];&quot; (&quot;;[.F39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Coefficients:</text:p>
          </table:table-cell>
          <table:table-cell table:number-columns-repeated="2"/>
          <table:table-cell table:number-columns-repeated="2"/>
          <table:table-cell/>
          <table:table-cell table:formula="of:=CONCATENATE([.B40];&quot;$\pm$&quot;;[.C40];&quot; (&quot;;[.F40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stimate</text:p>
          </table:table-cell>
          <table:table-cell office:value-type="string">
            <text:p>Std.</text:p>
          </table:table-cell>
          <table:table-cell office:value-type="string">
            <text:p>Error</text:p>
          </table:table-cell>
          <table:table-cell office:value-type="string">
            <text:p>t</text:p>
          </table:table-cell>
          <table:table-cell office:value-type="string">
            <text:p>value</text:p>
          </table:table-cell>
          <table:table-cell table:formula="of:=CONCATENATE([.B41];&quot;$\pm$&quot;;[.C41];&quot; (&quot;;[.F41];&quot;)&quot;)" office:value-type="string" office:string-value="Estimate$\pm$Std. (value)">
            <text:p>Estimate$\pm$Std. (value)</text:p>
          </table:table-cell>
          <table:table-cell table:number-columns-repeated="7"/>
        </table:table-row>
        <table:table-row table:style-name="ro1">
          <table:table-cell office:value-type="string">
            <text:p>(Intercept)</text:p>
          </table:table-cell>
          <table:table-cell office:value-type="string">
            <text:p>-1.099e+00</text:p>
          </table:table-cell>
          <table:table-cell office:value-type="string">
            <text:p>5.891e-02</text:p>
          </table:table-cell>
          <table:table-cell office:value-type="string">
            <text:p>-18.658</text:p>
          </table:table-cell>
          <table:table-cell office:value-type="string">
            <text:p>&lt;</text:p>
          </table:table-cell>
          <table:table-cell office:value-type="string">
            <text:p>***</text:p>
          </table:table-cell>
          <table:table-cell table:formula="of:=CONCATENATE([.B42];&quot;$\pm$&quot;;[.C42];&quot; (&quot;;[.F42];&quot;)&quot;)" office:value-type="string" office:string-value="-1.099e+00$\pm$5.891e-02 (***)">
            <text:p>-1.099e+00$\pm$5.891e-02 (***)</text:p>
          </table:table-cell>
          <table:table-cell table:number-columns-repeated="7"/>
        </table:table-row>
        <table:table-row table:style-name="ro1">
          <table:table-cell office:value-type="string">
            <text:p>alphalocalization</text:p>
          </table:table-cell>
          <table:table-cell office:value-type="string">
            <text:p>4.722e-01</text:p>
          </table:table-cell>
          <table:table-cell office:value-type="string">
            <text:p>2.507e-02</text:p>
          </table:table-cell>
          <table:table-cell office:value-type="string">
            <text:p>18.833</text:p>
          </table:table-cell>
          <table:table-cell office:value-type="string">
            <text:p>&lt;</text:p>
          </table:table-cell>
          <table:table-cell office:value-type="string">
            <text:p>***</text:p>
          </table:table-cell>
          <table:table-cell table:formula="of:=CONCATENATE([.B43];&quot;$\pm$&quot;;[.C43];&quot; (&quot;;[.F43];&quot;)&quot;)" office:value-type="string" office:string-value="4.722e-01$\pm$2.507e-02 (***)">
            <text:p>4.722e-01$\pm$2.507e-02 (***)</text:p>
          </table:table-cell>
          <table:table-cell table:number-columns-repeated="7"/>
        </table:table-row>
        <table:table-row table:style-name="ro1">
          <table:table-cell office:value-type="string">
            <text:p>diffusion</text:p>
          </table:table-cell>
          <table:table-cell office:value-type="string">
            <text:p>-6.064e-01</text:p>
          </table:table-cell>
          <table:table-cell office:value-type="string">
            <text:p>8.476e-02</text:p>
          </table:table-cell>
          <table:table-cell office:value-type="string">
            <text:p>-7.155</text:p>
          </table:table-cell>
          <table:table-cell office:value-type="string">
            <text:p>4.29e-12</text:p>
          </table:table-cell>
          <table:table-cell office:value-type="string">
            <text:p>***</text:p>
          </table:table-cell>
          <table:table-cell table:formula="of:=CONCATENATE([.B44];&quot;$\pm$&quot;;[.C44];&quot; (&quot;;[.F44];&quot;)&quot;)" office:value-type="string" office:string-value="-6.064e-01$\pm$8.476e-02 (***)">
            <text:p>-6.064e-01$\pm$8.476e-02 (***)</text:p>
          </table:table-cell>
          <table:table-cell table:number-columns-repeated="7"/>
        </table:table-row>
        <table:table-row table:style-name="ro1">
          <table:table-cell office:value-type="string">
            <text:p>diffusionsteps</text:p>
          </table:table-cell>
          <table:table-cell office:value-type="string">
            <text:p>-2.399e-02</text:p>
          </table:table-cell>
          <table:table-cell office:value-type="string">
            <text:p>8.141e-03</text:p>
          </table:table-cell>
          <table:table-cell office:value-type="string">
            <text:p>-2.947</text:p>
          </table:table-cell>
          <table:table-cell office:value-type="string">
            <text:p>0.00340</text:p>
          </table:table-cell>
          <table:table-cell office:value-type="string">
            <text:p>**</text:p>
          </table:table-cell>
          <table:table-cell table:formula="of:=CONCATENATE([.B45];&quot;$\pm$&quot;;[.C45];&quot; (&quot;;[.F45];&quot;)&quot;)" office:value-type="string" office:string-value="-2.399e-02$\pm$8.141e-03 (**)">
            <text:p>-2.399e-02$\pm$8.141e-03 (**)</text:p>
          </table:table-cell>
          <table:table-cell table:number-columns-repeated="7"/>
        </table:table-row>
        <table:table-row table:style-name="ro1">
          <table:table-cell office:value-type="string">
            <text:p>growthrate</text:p>
          </table:table-cell>
          <table:table-cell office:value-type="string">
            <text:p>-4.869e-01</text:p>
          </table:table-cell>
          <table:table-cell office:value-type="string">
            <text:p>1.679e-01</text:p>
          </table:table-cell>
          <table:table-cell office:value-type="string">
            <text:p>-2.900</text:p>
          </table:table-cell>
          <table:table-cell office:value-type="string">
            <text:p>0.00395</text:p>
          </table:table-cell>
          <table:table-cell office:value-type="string">
            <text:p>**</text:p>
          </table:table-cell>
          <table:table-cell table:formula="of:=CONCATENATE([.B46];&quot;$\pm$&quot;;[.C46];&quot; (&quot;;[.F46];&quot;)&quot;)" office:value-type="string" office:string-value="-4.869e-01$\pm$1.679e-01 (**)">
            <text:p>-4.869e-01$\pm$1.679e-01 (**)</text:p>
          </table:table-cell>
          <table:table-cell table:number-columns-repeated="7"/>
        </table:table-row>
        <table:table-row table:style-name="ro1">
          <table:table-cell office:value-type="string">
            <text:p>citiesNumber</text:p>
          </table:table-cell>
          <table:table-cell office:value-type="string">
            <text:p>-4.617e-04</text:p>
          </table:table-cell>
          <table:table-cell office:value-type="string">
            <text:p>3.597e-04</text:p>
          </table:table-cell>
          <table:table-cell office:value-type="string">
            <text:p>-1.284</text:p>
          </table:table-cell>
          <table:table-cell office:value-type="string">
            <text:p>0.20005</text:p>
          </table:table-cell>
          <table:table-cell/>
          <table:table-cell table:formula="of:=CONCATENATE([.B47];&quot;$\pm$&quot;;[.C47];&quot; (&quot;;[.F47];&quot;)&quot;)" office:value-type="string" office:string-value="-4.617e-04$\pm$3.597e-04 ()">
            <text:p>-4.617e-04$\pm$3.597e-04 ()</text:p>
          </table:table-cell>
          <table:table-cell table:number-columns-repeated="7"/>
        </table:table-row>
        <table:table-row table:style-name="ro1">
          <table:table-cell office:value-type="string">
            <text:p>gravityHierarchyExponent</text:p>
          </table:table-cell>
          <table:table-cell office:value-type="string">
            <text:p>3.586e-03</text:p>
          </table:table-cell>
          <table:table-cell office:value-type="string">
            <text:p>6.225e-03</text:p>
          </table:table-cell>
          <table:table-cell office:value-type="string">
            <text:p>0.576</text:p>
          </table:table-cell>
          <table:table-cell office:value-type="string">
            <text:p>0.56488</text:p>
          </table:table-cell>
          <table:table-cell/>
          <table:table-cell table:formula="of:=CONCATENATE([.B48];&quot;$\pm$&quot;;[.C48];&quot; (&quot;;[.F48];&quot;)&quot;)" office:value-type="string" office:string-value="3.586e-03$\pm$6.225e-03 ()">
            <text:p>3.586e-03$\pm$6.225e-03 ()</text:p>
          </table:table-cell>
          <table:table-cell table:number-columns-repeated="7"/>
        </table:table-row>
        <table:table-row table:style-name="ro1">
          <table:table-cell office:value-type="string">
            <text:p>gravityInflexion</text:p>
          </table:table-cell>
          <table:table-cell office:value-type="string">
            <text:p>9.630e-05</text:p>
          </table:table-cell>
          <table:table-cell office:value-type="string">
            <text:p>2.455e-03</text:p>
          </table:table-cell>
          <table:table-cell office:value-type="string">
            <text:p>0.039</text:p>
          </table:table-cell>
          <table:table-cell office:value-type="string">
            <text:p>0.96873</text:p>
          </table:table-cell>
          <table:table-cell/>
          <table:table-cell table:formula="of:=CONCATENATE([.B49];&quot;$\pm$&quot;;[.C49];&quot; (&quot;;[.F49];&quot;)&quot;)" office:value-type="string" office:string-value="9.630e-05$\pm$2.455e-03 ()">
            <text:p>9.630e-05$\pm$2.455e-03 ()</text:p>
          </table:table-cell>
          <table:table-cell table:number-columns-repeated="7"/>
        </table:table-row>
        <table:table-row table:style-name="ro1">
          <table:table-cell office:value-type="string">
            <text:p>gravityRadius</text:p>
          </table:table-cell>
          <table:table-cell office:value-type="string">
            <text:p>9.951e-05</text:p>
          </table:table-cell>
          <table:table-cell office:value-type="string">
            <text:p>2.539e-04</text:p>
          </table:table-cell>
          <table:table-cell office:value-type="string">
            <text:p>0.392</text:p>
          </table:table-cell>
          <table:table-cell office:value-type="string">
            <text:p>0.69536</text:p>
          </table:table-cell>
          <table:table-cell/>
          <table:table-cell table:formula="of:=CONCATENATE([.B50];&quot;$\pm$&quot;;[.C50];&quot; (&quot;;[.F50];&quot;)&quot;)" office:value-type="string" office:string-value="9.951e-05$\pm$2.539e-04 ()">
            <text:p>9.951e-05$\pm$2.539e-04 ()</text:p>
          </table:table-cell>
          <table:table-cell table:number-columns-repeated="7"/>
        </table:table-row>
        <table:table-row table:style-name="ro1">
          <table:table-cell office:value-type="string">
            <text:p>hierarchyRole</text:p>
          </table:table-cell>
          <table:table-cell office:value-type="string">
            <text:p>4.081e-02</text:p>
          </table:table-cell>
          <table:table-cell office:value-type="string">
            <text:p>2.432e-02</text:p>
          </table:table-cell>
          <table:table-cell office:value-type="string">
            <text:p>1.678</text:p>
          </table:table-cell>
          <table:table-cell office:value-type="string">
            <text:p>0.09417</text:p>
          </table:table-cell>
          <table:table-cell office:value-type="string">
            <text:p>.</text:p>
          </table:table-cell>
          <table:table-cell table:formula="of:=CONCATENATE([.B51];&quot;$\pm$&quot;;[.C51];&quot; (&quot;;[.F51];&quot;)&quot;)" office:value-type="string" office:string-value="4.081e-02$\pm$2.432e-02 (.)">
            <text:p>4.081e-02$\pm$2.432e-02 (.)</text:p>
          </table:table-cell>
          <table:table-cell table:number-columns-repeated="7"/>
        </table:table-row>
        <table:table-row table:style-name="ro1">
          <table:table-cell office:value-type="string">
            <text:p>maxNewLinksNumber</text:p>
          </table:table-cell>
          <table:table-cell office:value-type="string">
            <text:p>1.384e-04</text:p>
          </table:table-cell>
          <table:table-cell office:value-type="string">
            <text:p>1.549e-03</text:p>
          </table:table-cell>
          <table:table-cell office:value-type="string">
            <text:p>0.089</text:p>
          </table:table-cell>
          <table:table-cell office:value-type="string">
            <text:p>0.92883</text:p>
          </table:table-cell>
          <table:table-cell/>
          <table:table-cell table:formula="of:=CONCATENATE([.B52];&quot;$\pm$&quot;;[.C52];&quot; (&quot;;[.F52];&quot;)&quot;)" office:value-type="string" office:string-value="1.384e-04$\pm$1.549e-03 ()">
            <text:p>1.384e-04$\pm$1.549e-03 ()</text:p>
          </table:table-cell>
          <table:table-cell table:number-columns-repeated="7"/>
        </table:table-row>
        <table:table-row table:style-name="ro1">
          <table:table-cell office:value-type="string">
            <text:p>---</text:p>
          </table:table-cell>
          <table:table-cell table:number-columns-repeated="2"/>
          <table:table-cell table:number-columns-repeated="2"/>
          <table:table-cell/>
          <table:table-cell table:formula="of:=CONCATENATE([.B53];&quot;$\pm$&quot;;[.C53];&quot; (&quot;;[.F53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Signif.</text:p>
          </table:table-cell>
          <table:table-cell office:value-type="string">
            <text:p>codes:</text:p>
          </table:table-cell>
          <table:table-cell office:value-type="float" office:value="0">
            <text:p>0</text:p>
          </table:table-cell>
          <table:table-cell office:value-type="string">
            <text:p>‘***’</text:p>
          </table:table-cell>
          <table:table-cell office:value-type="string">
            <text:p>0.001</text:p>
          </table:table-cell>
          <table:table-cell office:value-type="string">
            <text:p>‘**’</text:p>
          </table:table-cell>
          <table:table-cell table:formula="of:=CONCATENATE([.B54];&quot;$\pm$&quot;;[.C54];&quot; (&quot;;[.F54];&quot;)&quot;)" office:value-type="string" office:string-value="codes:$\pm$0 (‘**’)">
            <text:p>codes:$\pm$0 (‘**’)</text:p>
          </table:table-cell>
          <table:table-cell office:value-type="string">
            <text:p>‘*’</text:p>
          </table:table-cell>
          <table:table-cell office:value-type="string">
            <text:p>0.05</text:p>
          </table:table-cell>
          <table:table-cell office:value-type="string">
            <text:p>‘.’</text:p>
          </table:table-cell>
          <table:table-cell office:value-type="string">
            <text:p>0.1</text:p>
          </table:table-cell>
          <table:table-cell office:value-type="string">
            <text:p>‘</text:p>
          </table:table-cell>
          <table:table-cell office:value-type="string">
            <text:p>’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55];&quot;$\pm$&quot;;[.C55];&quot; (&quot;;[.F55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Residual</text:p>
          </table:table-cell>
          <table:table-cell office:value-type="string">
            <text:p>standard</text:p>
          </table:table-cell>
          <table:table-cell office:value-type="string">
            <text:p>error:</text:p>
          </table:table-cell>
          <table:table-cell office:value-type="string">
            <text:p>0.1402</text:p>
          </table:table-cell>
          <table:table-cell office:value-type="string">
            <text:p>on</text:p>
          </table:table-cell>
          <table:table-cell office:value-type="float" office:value="383">
            <text:p>383</text:p>
          </table:table-cell>
          <table:table-cell table:formula="of:=CONCATENATE([.B56];&quot;$\pm$&quot;;[.C56];&quot; (&quot;;[.F56];&quot;)&quot;)" office:value-type="string" office:string-value="standard$\pm$error: (383)">
            <text:p>standard$\pm$error: (383)</text:p>
          </table:table-cell>
          <table:table-cell office:value-type="string">
            <text:p>of</text:p>
          </table:table-cell>
          <table:table-cell office:value-type="string">
            <text:p>freedom</text:p>
          </table:table-cell>
          <table:table-cell table:number-columns-repeated="5"/>
        </table:table-row>
        <table:table-row table:style-name="ro1">
          <table:table-cell office:value-type="string">
            <text:p>Multiple</text:p>
          </table:table-cell>
          <table:table-cell office:value-type="string">
            <text:p>R-squared:</text:p>
          </table:table-cell>
          <table:table-cell office:value-type="string">
            <text:p>0.5209,</text:p>
          </table:table-cell>
          <table:table-cell office:value-type="string">
            <text:p>Adjusted</text:p>
          </table:table-cell>
          <table:table-cell office:value-type="string">
            <text:p>R-squared:</text:p>
          </table:table-cell>
          <table:table-cell office:value-type="string">
            <text:p>0.5084</text:p>
          </table:table-cell>
          <table:table-cell table:formula="of:=CONCATENATE([.B57];&quot;$\pm$&quot;;[.C57];&quot; (&quot;;[.F57];&quot;)&quot;)" office:value-type="string" office:string-value="R-squared:$\pm$0.5209, (0.5084)">
            <text:p>R-squared:$\pm$0.5209, (0.5084)</text:p>
          </table:table-cell>
          <table:table-cell table:number-columns-repeated="7"/>
        </table:table-row>
        <table:table-row table:style-name="ro1">
          <table:table-cell office:value-type="string">
            <text:p>F-statistic:</text:p>
          </table:table-cell>
          <table:table-cell office:value-type="string">
            <text:p>41.64</text:p>
          </table:table-cell>
          <table:table-cell office:value-type="string">
            <text:p>on</text:p>
          </table:table-cell>
          <table:table-cell office:value-type="float" office:value="10">
            <text:p>10</text:p>
          </table:table-cell>
          <table:table-cell office:value-type="string">
            <text:p>and</text:p>
          </table:table-cell>
          <table:table-cell office:value-type="float" office:value="383">
            <text:p>383</text:p>
          </table:table-cell>
          <table:table-cell table:formula="of:=CONCATENATE([.B58];&quot;$\pm$&quot;;[.C58];&quot; (&quot;;[.F58];&quot;)&quot;)" office:value-type="string" office:string-value="41.64$\pm$on (383)">
            <text:p>41.64$\pm$on (383)</text:p>
          </table:table-cell>
          <table:table-cell office:value-type="string">
            <text:p>p-value:</text:p>
          </table:table-cell>
          <table:table-cell office:value-type="string">
            <text:p>&lt;</text:p>
          </table:table-cell>
          <table:table-cell office:value-type="string">
            <text:p>2.2e-16</text:p>
          </table:table-cell>
          <table:table-cell table:number-columns-repeated="4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59];&quot;$\pm$&quot;;[.C59];&quot; (&quot;;[.F59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60];&quot;$\pm$&quot;;[.C60];&quot; (&quot;;[.F60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$cor14</text:p>
          </table:table-cell>
          <table:table-cell table:number-columns-repeated="2"/>
          <table:table-cell table:number-columns-repeated="2"/>
          <table:table-cell/>
          <table:table-cell table:formula="of:=CONCATENATE([.B61];&quot;$\pm$&quot;;[.C61];&quot; (&quot;;[.F61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62];&quot;$\pm$&quot;;[.C62];&quot; (&quot;;[.F62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Call:</text:p>
          </table:table-cell>
          <table:table-cell table:number-columns-repeated="2"/>
          <table:table-cell table:number-columns-repeated="2"/>
          <table:table-cell/>
          <table:table-cell table:formula="of:=CONCATENATE([.B63];&quot;$\pm$&quot;;[.C63];&quot; (&quot;;[.F63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lm(formula</text:p>
          </table:table-cell>
          <table:table-cell office:value-type="string">
            <text:p>=</text:p>
          </table:table-cell>
          <table:table-cell office:value-type="string">
            <text:p>paste0(cornames[i],</text:p>
          </table:table-cell>
          <table:table-cell office:value-type="string">
            <text:p>~,</text:p>
          </table:table-cell>
          <table:table-cell office:value-type="string">
            <text:p>regression),</text:p>
          </table:table-cell>
          <table:table-cell office:value-type="string">
            <text:p>data</text:p>
          </table:table-cell>
          <table:table-cell table:formula="of:=CONCATENATE([.B64];&quot;$\pm$&quot;;[.C64];&quot; (&quot;;[.F64];&quot;)&quot;)" office:value-type="string" office:string-value="=$\pm$paste0(cornames[i], (data)">
            <text:p>=$\pm$paste0(cornames[i], (data)</text:p>
          </table:table-cell>
          <table:table-cell office:value-type="string">
            <text:p>df)</text:p>
          </table:table-cell>
          <table:table-cell table:number-columns-repeated="6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65];&quot;$\pm$&quot;;[.C65];&quot; (&quot;;[.F65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Residuals:</text:p>
          </table:table-cell>
          <table:table-cell table:number-columns-repeated="2"/>
          <table:table-cell table:number-columns-repeated="2"/>
          <table:table-cell/>
          <table:table-cell table:formula="of:=CONCATENATE([.B66];&quot;$\pm$&quot;;[.C66];&quot; (&quot;;[.F66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Min</text:p>
          </table:table-cell>
          <table:table-cell office:value-type="string">
            <text:p>1Q</text:p>
          </table:table-cell>
          <table:table-cell office:value-type="string">
            <text:p>Median</text:p>
          </table:table-cell>
          <table:table-cell office:value-type="string">
            <text:p>3Q</text:p>
          </table:table-cell>
          <table:table-cell office:value-type="string">
            <text:p>Max</text:p>
          </table:table-cell>
          <table:table-cell table:formula="of:=CONCATENATE([.B67];&quot;$\pm$&quot;;[.C67];&quot; (&quot;;[.F67];&quot;)&quot;)" office:value-type="string" office:string-value="Min$\pm$1Q (Max)">
            <text:p>Min$\pm$1Q (Max)</text:p>
          </table:table-cell>
          <table:table-cell table:number-columns-repeated="7"/>
        </table:table-row>
        <table:table-row table:style-name="ro1">
          <table:table-cell office:value-type="string">
            <text:p>-0.81926</text:p>
          </table:table-cell>
          <table:table-cell office:value-type="string">
            <text:p>-0.07069</text:p>
          </table:table-cell>
          <table:table-cell office:value-type="string">
            <text:p>0.00862</text:p>
          </table:table-cell>
          <table:table-cell office:value-type="string">
            <text:p>0.10013</text:p>
          </table:table-cell>
          <table:table-cell office:value-type="string">
            <text:p>0.28175</text:p>
          </table:table-cell>
          <table:table-cell/>
          <table:table-cell table:formula="of:=CONCATENATE([.B68];&quot;$\pm$&quot;;[.C68];&quot; (&quot;;[.F68];&quot;)&quot;)" office:value-type="string" office:string-value="-0.07069$\pm$0.00862 ()">
            <text:p>-0.07069$\pm$0.00862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69];&quot;$\pm$&quot;;[.C69];&quot; (&quot;;[.F69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Coefficients:</text:p>
          </table:table-cell>
          <table:table-cell table:number-columns-repeated="2"/>
          <table:table-cell table:number-columns-repeated="2"/>
          <table:table-cell/>
          <table:table-cell table:formula="of:=CONCATENATE([.B70];&quot;$\pm$&quot;;[.C70];&quot; (&quot;;[.F70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stimate</text:p>
          </table:table-cell>
          <table:table-cell office:value-type="string">
            <text:p>Std.</text:p>
          </table:table-cell>
          <table:table-cell office:value-type="string">
            <text:p>Error</text:p>
          </table:table-cell>
          <table:table-cell office:value-type="string">
            <text:p>t</text:p>
          </table:table-cell>
          <table:table-cell office:value-type="string">
            <text:p>value</text:p>
          </table:table-cell>
          <table:table-cell table:formula="of:=CONCATENATE([.B71];&quot;$\pm$&quot;;[.C71];&quot; (&quot;;[.F71];&quot;)&quot;)" office:value-type="string" office:string-value="Estimate$\pm$Std. (value)">
            <text:p>Estimate$\pm$Std. (value)</text:p>
          </table:table-cell>
          <table:table-cell table:number-columns-repeated="7"/>
        </table:table-row>
        <table:table-row table:style-name="ro1">
          <table:table-cell office:value-type="string">
            <text:p>(Intercept)</text:p>
          </table:table-cell>
          <table:table-cell office:value-type="string">
            <text:p>1.2163505</text:p>
          </table:table-cell>
          <table:table-cell office:value-type="string">
            <text:p>0.0595172</text:p>
          </table:table-cell>
          <table:table-cell office:value-type="string">
            <text:p>20.437</text:p>
          </table:table-cell>
          <table:table-cell office:value-type="string">
            <text:p>&lt;</text:p>
          </table:table-cell>
          <table:table-cell office:value-type="string">
            <text:p>***</text:p>
          </table:table-cell>
          <table:table-cell table:formula="of:=CONCATENATE([.B72];&quot;$\pm$&quot;;[.C72];&quot; (&quot;;[.F72];&quot;)\\&quot;)" office:value-type="string" office:string-value="1.2163505$\pm$0.0595172 (***)\\">
            <text:p>1.2163505$\pm$0.0595172 (***)\\</text:p>
          </table:table-cell>
          <table:table-cell table:number-columns-repeated="7"/>
        </table:table-row>
        <table:table-row table:style-name="ro1">
          <table:table-cell office:value-type="string">
            <text:p>alphalocalization</text:p>
          </table:table-cell>
          <table:table-cell office:value-type="string">
            <text:p>-0.5547464</text:p>
          </table:table-cell>
          <table:table-cell office:value-type="string">
            <text:p>0.0253321</text:p>
          </table:table-cell>
          <table:table-cell office:value-type="string">
            <text:p>-21.899</text:p>
          </table:table-cell>
          <table:table-cell office:value-type="string">
            <text:p>&lt;</text:p>
          </table:table-cell>
          <table:table-cell office:value-type="string">
            <text:p>***</text:p>
          </table:table-cell>
          <table:table-cell table:formula="of:=CONCATENATE([.B73];&quot;$\pm$&quot;;[.C73];&quot; (&quot;;[.F73];&quot;)\\&quot;)" office:value-type="string" office:string-value="-0.5547464$\pm$0.0253321 (***)\\">
            <text:p>-0.5547464$\pm$0.0253321 (***)\\</text:p>
          </table:table-cell>
          <table:table-cell table:number-columns-repeated="7"/>
        </table:table-row>
        <table:table-row table:style-name="ro1">
          <table:table-cell office:value-type="string">
            <text:p>diffusion</text:p>
          </table:table-cell>
          <table:table-cell office:value-type="string">
            <text:p>0.4737039</text:p>
          </table:table-cell>
          <table:table-cell office:value-type="string">
            <text:p>0.0856371</text:p>
          </table:table-cell>
          <table:table-cell office:value-type="string">
            <text:p>5.532</text:p>
          </table:table-cell>
          <table:table-cell office:value-type="string">
            <text:p>5.89e-08</text:p>
          </table:table-cell>
          <table:table-cell office:value-type="string">
            <text:p>***</text:p>
          </table:table-cell>
          <table:table-cell table:formula="of:=CONCATENATE([.B74];&quot;$\pm$&quot;;[.C74];&quot; (&quot;;[.F74];&quot;)\\&quot;)" office:value-type="string" office:string-value="0.4737039$\pm$0.0856371 (***)\\">
            <text:p>0.4737039$\pm$0.0856371 (***)\\</text:p>
          </table:table-cell>
          <table:table-cell table:number-columns-repeated="7"/>
        </table:table-row>
        <table:table-row table:style-name="ro1">
          <table:table-cell office:value-type="string">
            <text:p>diffusionsteps</text:p>
          </table:table-cell>
          <table:table-cell office:value-type="string">
            <text:p>0.0123499</text:p>
          </table:table-cell>
          <table:table-cell office:value-type="string">
            <text:p>0.0082251</text:p>
          </table:table-cell>
          <table:table-cell office:value-type="string">
            <text:p>1.501</text:p>
          </table:table-cell>
          <table:table-cell office:value-type="string">
            <text:p>0.134056</text:p>
          </table:table-cell>
          <table:table-cell/>
          <table:table-cell table:formula="of:=CONCATENATE([.B75];&quot;$\pm$&quot;;[.C75];&quot; (&quot;;[.F75];&quot;)\\&quot;)" office:value-type="string" office:string-value="0.0123499$\pm$0.0082251 ()\\">
            <text:p>0.0123499$\pm$0.0082251 ()\\</text:p>
          </table:table-cell>
          <table:table-cell table:number-columns-repeated="7"/>
        </table:table-row>
        <table:table-row table:style-name="ro1">
          <table:table-cell office:value-type="string">
            <text:p>growthrate</text:p>
          </table:table-cell>
          <table:table-cell office:value-type="string">
            <text:p>1.0369074</text:p>
          </table:table-cell>
          <table:table-cell office:value-type="string">
            <text:p>0.1696801</text:p>
          </table:table-cell>
          <table:table-cell office:value-type="string">
            <text:p>6.111</text:p>
          </table:table-cell>
          <table:table-cell office:value-type="string">
            <text:p>2.44e-09</text:p>
          </table:table-cell>
          <table:table-cell office:value-type="string">
            <text:p>***</text:p>
          </table:table-cell>
          <table:table-cell table:formula="of:=CONCATENATE([.B76];&quot;$\pm$&quot;;[.C76];&quot; (&quot;;[.F76];&quot;)\\&quot;)" office:value-type="string" office:string-value="1.0369074$\pm$0.1696801 (***)\\">
            <text:p>1.0369074$\pm$0.1696801 (***)\\</text:p>
          </table:table-cell>
          <table:table-cell table:number-columns-repeated="7"/>
        </table:table-row>
        <table:table-row table:style-name="ro1">
          <table:table-cell office:value-type="string">
            <text:p>citiesNumber</text:p>
          </table:table-cell>
          <table:table-cell office:value-type="string">
            <text:p>0.0011038</text:p>
          </table:table-cell>
          <table:table-cell office:value-type="string">
            <text:p>0.0003634</text:p>
          </table:table-cell>
          <table:table-cell office:value-type="string">
            <text:p>3.037</text:p>
          </table:table-cell>
          <table:table-cell office:value-type="string">
            <text:p>0.002553</text:p>
          </table:table-cell>
          <table:table-cell office:value-type="string">
            <text:p>**</text:p>
          </table:table-cell>
          <table:table-cell table:formula="of:=CONCATENATE([.B77];&quot;$\pm$&quot;;[.C77];&quot; (&quot;;[.F77];&quot;)\\&quot;)" office:value-type="string" office:string-value="0.0011038$\pm$0.0003634 (**)\\">
            <text:p>0.0011038$\pm$0.0003634 (**)\\</text:p>
          </table:table-cell>
          <table:table-cell table:number-columns-repeated="7"/>
        </table:table-row>
        <table:table-row table:style-name="ro1">
          <table:table-cell office:value-type="string">
            <text:p>gravityHierarchyExponent</text:p>
          </table:table-cell>
          <table:table-cell office:value-type="string">
            <text:p>0.0074892</text:p>
          </table:table-cell>
          <table:table-cell office:value-type="string">
            <text:p>0.0062900</text:p>
          </table:table-cell>
          <table:table-cell office:value-type="string">
            <text:p>1.191</text:p>
          </table:table-cell>
          <table:table-cell office:value-type="string">
            <text:p>0.234526</text:p>
          </table:table-cell>
          <table:table-cell/>
          <table:table-cell table:formula="of:=CONCATENATE([.B78];&quot;$\pm$&quot;;[.C78];&quot; (&quot;;[.F78];&quot;)\\&quot;)" office:value-type="string" office:string-value="0.0074892$\pm$0.0062900 ()\\">
            <text:p>0.0074892$\pm$0.0062900 ()\\</text:p>
          </table:table-cell>
          <table:table-cell table:number-columns-repeated="7"/>
        </table:table-row>
        <table:table-row table:style-name="ro1">
          <table:table-cell office:value-type="string">
            <text:p>gravityInflexion</text:p>
          </table:table-cell>
          <table:table-cell office:value-type="string">
            <text:p>-0.0009453</text:p>
          </table:table-cell>
          <table:table-cell office:value-type="string">
            <text:p>0.0024807</text:p>
          </table:table-cell>
          <table:table-cell office:value-type="string">
            <text:p>-0.381</text:p>
          </table:table-cell>
          <table:table-cell office:value-type="string">
            <text:p>0.703370</text:p>
          </table:table-cell>
          <table:table-cell/>
          <table:table-cell table:formula="of:=CONCATENATE([.B79];&quot;$\pm$&quot;;[.C79];&quot; (&quot;;[.F79];&quot;)\\&quot;)" office:value-type="string" office:string-value="-0.0009453$\pm$0.0024807 ()\\">
            <text:p>-0.0009453$\pm$0.0024807 ()\\</text:p>
          </table:table-cell>
          <table:table-cell table:number-columns-repeated="7"/>
        </table:table-row>
        <table:table-row table:style-name="ro1">
          <table:table-cell office:value-type="string">
            <text:p>gravityRadius</text:p>
          </table:table-cell>
          <table:table-cell office:value-type="string">
            <text:p>0.0002772</text:p>
          </table:table-cell>
          <table:table-cell office:value-type="string">
            <text:p>0.0002566</text:p>
          </table:table-cell>
          <table:table-cell office:value-type="string">
            <text:p>1.080</text:p>
          </table:table-cell>
          <table:table-cell office:value-type="string">
            <text:p>0.280694</text:p>
          </table:table-cell>
          <table:table-cell/>
          <table:table-cell table:formula="of:=CONCATENATE([.B80];&quot;$\pm$&quot;;[.C80];&quot; (&quot;;[.F80];&quot;)\\&quot;)" office:value-type="string" office:string-value="0.0002772$\pm$0.0002566 ()\\">
            <text:p>0.0002772$\pm$0.0002566 ()\\</text:p>
          </table:table-cell>
          <table:table-cell table:number-columns-repeated="7"/>
        </table:table-row>
        <table:table-row table:style-name="ro1">
          <table:table-cell office:value-type="string">
            <text:p>hierarchyRole</text:p>
          </table:table-cell>
          <table:table-cell office:value-type="string">
            <text:p>-0.0833935</text:p>
          </table:table-cell>
          <table:table-cell office:value-type="string">
            <text:p>0.0245731</text:p>
          </table:table-cell>
          <table:table-cell office:value-type="string">
            <text:p>-3.394</text:p>
          </table:table-cell>
          <table:table-cell office:value-type="string">
            <text:p>0.000762</text:p>
          </table:table-cell>
          <table:table-cell office:value-type="string">
            <text:p>***</text:p>
          </table:table-cell>
          <table:table-cell table:formula="of:=CONCATENATE([.B81];&quot;$\pm$&quot;;[.C81];&quot; (&quot;;[.F81];&quot;)\\&quot;)" office:value-type="string" office:string-value="-0.0833935$\pm$0.0245731 (***)\\">
            <text:p>-0.0833935$\pm$0.0245731 (***)\\</text:p>
          </table:table-cell>
          <table:table-cell table:number-columns-repeated="7"/>
        </table:table-row>
        <table:table-row table:style-name="ro1">
          <table:table-cell office:value-type="string">
            <text:p>maxNewLinksNumber</text:p>
          </table:table-cell>
          <table:table-cell office:value-type="string">
            <text:p>-0.0060473</text:p>
          </table:table-cell>
          <table:table-cell office:value-type="string">
            <text:p>0.0015649</text:p>
          </table:table-cell>
          <table:table-cell office:value-type="string">
            <text:p>-3.864</text:p>
          </table:table-cell>
          <table:table-cell office:value-type="string">
            <text:p>0.000131</text:p>
          </table:table-cell>
          <table:table-cell office:value-type="string">
            <text:p>***</text:p>
          </table:table-cell>
          <table:table-cell table:formula="of:=CONCATENATE([.B82];&quot;$\pm$&quot;;[.C82];&quot; (&quot;;[.F82];&quot;)\\&quot;)" office:value-type="string" office:string-value="-0.0060473$\pm$0.0015649 (***)\\">
            <text:p>-0.0060473$\pm$0.0015649 (***)\\</text:p>
          </table:table-cell>
          <table:table-cell table:number-columns-repeated="7"/>
        </table:table-row>
        <table:table-row table:style-name="ro1">
          <table:table-cell office:value-type="string">
            <text:p>---</text:p>
          </table:table-cell>
          <table:table-cell table:number-columns-repeated="2"/>
          <table:table-cell table:number-columns-repeated="2"/>
          <table:table-cell/>
          <table:table-cell table:formula="of:=CONCATENATE([.B83];&quot;$\pm$&quot;;[.C83];&quot; (&quot;;[.F83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Signif.</text:p>
          </table:table-cell>
          <table:table-cell office:value-type="string">
            <text:p>codes:</text:p>
          </table:table-cell>
          <table:table-cell office:value-type="float" office:value="0">
            <text:p>0</text:p>
          </table:table-cell>
          <table:table-cell office:value-type="string">
            <text:p>‘***’</text:p>
          </table:table-cell>
          <table:table-cell office:value-type="string">
            <text:p>0.001</text:p>
          </table:table-cell>
          <table:table-cell office:value-type="string">
            <text:p>‘**’</text:p>
          </table:table-cell>
          <table:table-cell table:formula="of:=CONCATENATE([.B84];&quot;$\pm$&quot;;[.C84];&quot; (&quot;;[.F84];&quot;)&quot;)" office:value-type="string" office:string-value="codes:$\pm$0 (‘**’)">
            <text:p>codes:$\pm$0 (‘**’)</text:p>
          </table:table-cell>
          <table:table-cell office:value-type="string">
            <text:p>‘*’</text:p>
          </table:table-cell>
          <table:table-cell office:value-type="string">
            <text:p>0.05</text:p>
          </table:table-cell>
          <table:table-cell office:value-type="string">
            <text:p>‘.’</text:p>
          </table:table-cell>
          <table:table-cell office:value-type="string">
            <text:p>0.1</text:p>
          </table:table-cell>
          <table:table-cell office:value-type="string">
            <text:p>‘</text:p>
          </table:table-cell>
          <table:table-cell office:value-type="string">
            <text:p>’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85];&quot;$\pm$&quot;;[.C85];&quot; (&quot;;[.F85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Residual</text:p>
          </table:table-cell>
          <table:table-cell office:value-type="string">
            <text:p>standard</text:p>
          </table:table-cell>
          <table:table-cell office:value-type="string">
            <text:p>error:</text:p>
          </table:table-cell>
          <table:table-cell office:value-type="string">
            <text:p>0.1416</text:p>
          </table:table-cell>
          <table:table-cell office:value-type="string">
            <text:p>on</text:p>
          </table:table-cell>
          <table:table-cell office:value-type="float" office:value="383">
            <text:p>383</text:p>
          </table:table-cell>
          <table:table-cell table:formula="of:=CONCATENATE([.B86];&quot;$\pm$&quot;;[.C86];&quot; (&quot;;[.F86];&quot;)&quot;)" office:value-type="string" office:string-value="standard$\pm$error: (383)">
            <text:p>standard$\pm$error: (383)</text:p>
          </table:table-cell>
          <table:table-cell office:value-type="string">
            <text:p>of</text:p>
          </table:table-cell>
          <table:table-cell office:value-type="string">
            <text:p>freedom</text:p>
          </table:table-cell>
          <table:table-cell table:number-columns-repeated="5"/>
        </table:table-row>
        <table:table-row table:style-name="ro1">
          <table:table-cell office:value-type="string">
            <text:p>Multiple</text:p>
          </table:table-cell>
          <table:table-cell office:value-type="string">
            <text:p>R-squared:</text:p>
          </table:table-cell>
          <table:table-cell office:value-type="string">
            <text:p>0.5917,</text:p>
          </table:table-cell>
          <table:table-cell office:value-type="string">
            <text:p>Adjusted</text:p>
          </table:table-cell>
          <table:table-cell office:value-type="string">
            <text:p>R-squared:</text:p>
          </table:table-cell>
          <table:table-cell office:value-type="string">
            <text:p>0.581</text:p>
          </table:table-cell>
          <table:table-cell table:formula="of:=CONCATENATE([.B87];&quot;$\pm$&quot;;[.C87];&quot; (&quot;;[.F87];&quot;)&quot;)" office:value-type="string" office:string-value="R-squared:$\pm$0.5917, (0.581)">
            <text:p>R-squared:$\pm$0.5917, (0.581)</text:p>
          </table:table-cell>
          <table:table-cell table:number-columns-repeated="7"/>
        </table:table-row>
        <table:table-row table:style-name="ro1">
          <table:table-cell office:value-type="string">
            <text:p>F-statistic:</text:p>
          </table:table-cell>
          <table:table-cell office:value-type="string">
            <text:p>55.5</text:p>
          </table:table-cell>
          <table:table-cell office:value-type="string">
            <text:p>on</text:p>
          </table:table-cell>
          <table:table-cell office:value-type="float" office:value="10">
            <text:p>10</text:p>
          </table:table-cell>
          <table:table-cell office:value-type="string">
            <text:p>and</text:p>
          </table:table-cell>
          <table:table-cell office:value-type="float" office:value="383">
            <text:p>383</text:p>
          </table:table-cell>
          <table:table-cell table:formula="of:=CONCATENATE([.B88];&quot;$\pm$&quot;;[.C88];&quot; (&quot;;[.F88];&quot;)&quot;)" office:value-type="string" office:string-value="55.5$\pm$on (383)">
            <text:p>55.5$\pm$on (383)</text:p>
          </table:table-cell>
          <table:table-cell office:value-type="string">
            <text:p>p-value:</text:p>
          </table:table-cell>
          <table:table-cell office:value-type="string">
            <text:p>&lt;</text:p>
          </table:table-cell>
          <table:table-cell office:value-type="string">
            <text:p>2.2e-16</text:p>
          </table:table-cell>
          <table:table-cell table:number-columns-repeated="4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89];&quot;$\pm$&quot;;[.C89];&quot; (&quot;;[.F89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90];&quot;$\pm$&quot;;[.C90];&quot; (&quot;;[.F90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$cor23</text:p>
          </table:table-cell>
          <table:table-cell table:number-columns-repeated="2"/>
          <table:table-cell table:number-columns-repeated="2"/>
          <table:table-cell/>
          <table:table-cell table:formula="of:=CONCATENATE([.B91];&quot;$\pm$&quot;;[.C91];&quot; (&quot;;[.F91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92];&quot;$\pm$&quot;;[.C92];&quot; (&quot;;[.F92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Call:</text:p>
          </table:table-cell>
          <table:table-cell table:number-columns-repeated="2"/>
          <table:table-cell table:number-columns-repeated="2"/>
          <table:table-cell/>
          <table:table-cell table:formula="of:=CONCATENATE([.B93];&quot;$\pm$&quot;;[.C93];&quot; (&quot;;[.F93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lm(formula</text:p>
          </table:table-cell>
          <table:table-cell office:value-type="string">
            <text:p>=</text:p>
          </table:table-cell>
          <table:table-cell office:value-type="string">
            <text:p>paste0(cornames[i],</text:p>
          </table:table-cell>
          <table:table-cell office:value-type="string">
            <text:p>~,</text:p>
          </table:table-cell>
          <table:table-cell office:value-type="string">
            <text:p>regression),</text:p>
          </table:table-cell>
          <table:table-cell office:value-type="string">
            <text:p>data</text:p>
          </table:table-cell>
          <table:table-cell table:formula="of:=CONCATENATE([.B94];&quot;$\pm$&quot;;[.C94];&quot; (&quot;;[.F94];&quot;)&quot;)" office:value-type="string" office:string-value="=$\pm$paste0(cornames[i], (data)">
            <text:p>=$\pm$paste0(cornames[i], (data)</text:p>
          </table:table-cell>
          <table:table-cell office:value-type="string">
            <text:p>df)</text:p>
          </table:table-cell>
          <table:table-cell table:number-columns-repeated="6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95];&quot;$\pm$&quot;;[.C95];&quot; (&quot;;[.F95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Residuals:</text:p>
          </table:table-cell>
          <table:table-cell table:number-columns-repeated="2"/>
          <table:table-cell table:number-columns-repeated="2"/>
          <table:table-cell/>
          <table:table-cell table:formula="of:=CONCATENATE([.B96];&quot;$\pm$&quot;;[.C96];&quot; (&quot;;[.F96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Min</text:p>
          </table:table-cell>
          <table:table-cell office:value-type="string">
            <text:p>1Q</text:p>
          </table:table-cell>
          <table:table-cell office:value-type="string">
            <text:p>Median</text:p>
          </table:table-cell>
          <table:table-cell office:value-type="string">
            <text:p>3Q</text:p>
          </table:table-cell>
          <table:table-cell office:value-type="string">
            <text:p>Max</text:p>
          </table:table-cell>
          <table:table-cell table:formula="of:=CONCATENATE([.B97];&quot;$\pm$&quot;;[.C97];&quot; (&quot;;[.F97];&quot;)&quot;)" office:value-type="string" office:string-value="Min$\pm$1Q (Max)">
            <text:p>Min$\pm$1Q (Max)</text:p>
          </table:table-cell>
          <table:table-cell table:number-columns-repeated="7"/>
        </table:table-row>
        <table:table-row table:style-name="ro1">
          <table:table-cell office:value-type="string">
            <text:p>-0.53621</text:p>
          </table:table-cell>
          <table:table-cell office:value-type="string">
            <text:p>-0.22297</text:p>
          </table:table-cell>
          <table:table-cell office:value-type="string">
            <text:p>-0.03334</text:p>
          </table:table-cell>
          <table:table-cell office:value-type="string">
            <text:p>0.14150</text:p>
          </table:table-cell>
          <table:table-cell office:value-type="string">
            <text:p>0.84142</text:p>
          </table:table-cell>
          <table:table-cell/>
          <table:table-cell table:formula="of:=CONCATENATE([.B98];&quot;$\pm$&quot;;[.C98];&quot; (&quot;;[.F98];&quot;)&quot;)" office:value-type="string" office:string-value="-0.22297$\pm$-0.03334 ()">
            <text:p>-0.22297$\pm$-0.03334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99];&quot;$\pm$&quot;;[.C99];&quot; (&quot;;[.F99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Coefficients:</text:p>
          </table:table-cell>
          <table:table-cell table:number-columns-repeated="2"/>
          <table:table-cell table:number-columns-repeated="2"/>
          <table:table-cell/>
          <table:table-cell table:formula="of:=CONCATENATE([.B100];&quot;$\pm$&quot;;[.C100];&quot; (&quot;;[.F100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stimate</text:p>
          </table:table-cell>
          <table:table-cell office:value-type="string">
            <text:p>Std.</text:p>
          </table:table-cell>
          <table:table-cell office:value-type="string">
            <text:p>Error</text:p>
          </table:table-cell>
          <table:table-cell office:value-type="string">
            <text:p>t</text:p>
          </table:table-cell>
          <table:table-cell office:value-type="string">
            <text:p>value</text:p>
          </table:table-cell>
          <table:table-cell table:formula="of:=CONCATENATE([.B101];&quot;$\pm$&quot;;[.C101];&quot; (&quot;;[.F101];&quot;)&quot;)" office:value-type="string" office:string-value="Estimate$\pm$Std. (value)">
            <text:p>Estimate$\pm$Std. (value)</text:p>
          </table:table-cell>
          <table:table-cell table:number-columns-repeated="7"/>
        </table:table-row>
        <table:table-row table:style-name="ro1">
          <table:table-cell office:value-type="string">
            <text:p>(Intercept)</text:p>
          </table:table-cell>
          <table:table-cell office:value-type="string">
            <text:p>-1.768e+00</text:p>
          </table:table-cell>
          <table:table-cell office:value-type="string">
            <text:p>1.266e-01</text:p>
          </table:table-cell>
          <table:table-cell office:value-type="string">
            <text:p>-13.961</text:p>
          </table:table-cell>
          <table:table-cell office:value-type="string">
            <text:p>&lt;</text:p>
          </table:table-cell>
          <table:table-cell office:value-type="string">
            <text:p>***</text:p>
          </table:table-cell>
          <table:table-cell table:formula="of:=CONCATENATE([.B102];&quot;$\pm$&quot;;[.C102];&quot; (&quot;;[.F102];&quot;)&quot;)" office:value-type="string" office:string-value="-1.768e+00$\pm$1.266e-01 (***)">
            <text:p>-1.768e+00$\pm$1.266e-01 (***)</text:p>
          </table:table-cell>
          <table:table-cell table:number-columns-repeated="7"/>
        </table:table-row>
        <table:table-row table:style-name="ro1">
          <table:table-cell office:value-type="string">
            <text:p>alphalocalization</text:p>
          </table:table-cell>
          <table:table-cell office:value-type="string">
            <text:p>1.043e+00</text:p>
          </table:table-cell>
          <table:table-cell office:value-type="string">
            <text:p>5.390e-02</text:p>
          </table:table-cell>
          <table:table-cell office:value-type="string">
            <text:p>19.350</text:p>
          </table:table-cell>
          <table:table-cell office:value-type="string">
            <text:p>&lt;</text:p>
          </table:table-cell>
          <table:table-cell office:value-type="string">
            <text:p>***</text:p>
          </table:table-cell>
          <table:table-cell table:formula="of:=CONCATENATE([.B103];&quot;$\pm$&quot;;[.C103];&quot; (&quot;;[.F103];&quot;)&quot;)" office:value-type="string" office:string-value="1.043e+00$\pm$5.390e-02 (***)">
            <text:p>1.043e+00$\pm$5.390e-02 (***)</text:p>
          </table:table-cell>
          <table:table-cell table:number-columns-repeated="7"/>
        </table:table-row>
        <table:table-row table:style-name="ro1">
          <table:table-cell office:value-type="string">
            <text:p>diffusion</text:p>
          </table:table-cell>
          <table:table-cell office:value-type="string">
            <text:p>-9.441e-01</text:p>
          </table:table-cell>
          <table:table-cell office:value-type="string">
            <text:p>1.822e-01</text:p>
          </table:table-cell>
          <table:table-cell office:value-type="string">
            <text:p>-5.181</text:p>
          </table:table-cell>
          <table:table-cell office:value-type="string">
            <text:p>3.58e-07</text:p>
          </table:table-cell>
          <table:table-cell office:value-type="string">
            <text:p>***</text:p>
          </table:table-cell>
          <table:table-cell table:formula="of:=CONCATENATE([.B104];&quot;$\pm$&quot;;[.C104];&quot; (&quot;;[.F104];&quot;)&quot;)" office:value-type="string" office:string-value="-9.441e-01$\pm$1.822e-01 (***)">
            <text:p>-9.441e-01$\pm$1.822e-01 (***)</text:p>
          </table:table-cell>
          <table:table-cell table:number-columns-repeated="7"/>
        </table:table-row>
        <table:table-row table:style-name="ro1">
          <table:table-cell office:value-type="string">
            <text:p>diffusionsteps</text:p>
          </table:table-cell>
          <table:table-cell office:value-type="string">
            <text:p>-3.719e-02</text:p>
          </table:table-cell>
          <table:table-cell office:value-type="string">
            <text:p>1.750e-02</text:p>
          </table:table-cell>
          <table:table-cell office:value-type="string">
            <text:p>-2.125</text:p>
          </table:table-cell>
          <table:table-cell office:value-type="string">
            <text:p>0.03421</text:p>
          </table:table-cell>
          <table:table-cell office:value-type="string">
            <text:p>*</text:p>
          </table:table-cell>
          <table:table-cell table:formula="of:=CONCATENATE([.B105];&quot;$\pm$&quot;;[.C105];&quot; (&quot;;[.F105];&quot;)&quot;)" office:value-type="string" office:string-value="-3.719e-02$\pm$1.750e-02 (*)">
            <text:p>-3.719e-02$\pm$1.750e-02 (*)</text:p>
          </table:table-cell>
          <table:table-cell table:number-columns-repeated="7"/>
        </table:table-row>
        <table:table-row table:style-name="ro1">
          <table:table-cell office:value-type="string">
            <text:p>growthrate</text:p>
          </table:table-cell>
          <table:table-cell office:value-type="string">
            <text:p>-2.229e+00</text:p>
          </table:table-cell>
          <table:table-cell office:value-type="string">
            <text:p>3.610e-01</text:p>
          </table:table-cell>
          <table:table-cell office:value-type="string">
            <text:p>-6.173</text:p>
          </table:table-cell>
          <table:table-cell office:value-type="string">
            <text:p>1.71e-09</text:p>
          </table:table-cell>
          <table:table-cell office:value-type="string">
            <text:p>***</text:p>
          </table:table-cell>
          <table:table-cell table:formula="of:=CONCATENATE([.B106];&quot;$\pm$&quot;;[.C106];&quot; (&quot;;[.F106];&quot;)&quot;)" office:value-type="string" office:string-value="-2.229e+00$\pm$3.610e-01 (***)">
            <text:p>-2.229e+00$\pm$3.610e-01 (***)</text:p>
          </table:table-cell>
          <table:table-cell table:number-columns-repeated="7"/>
        </table:table-row>
        <table:table-row table:style-name="ro1">
          <table:table-cell office:value-type="string">
            <text:p>citiesNumber</text:p>
          </table:table-cell>
          <table:table-cell office:value-type="string">
            <text:p>8.575e-05</text:p>
          </table:table-cell>
          <table:table-cell office:value-type="string">
            <text:p>7.734e-04</text:p>
          </table:table-cell>
          <table:table-cell office:value-type="string">
            <text:p>0.111</text:p>
          </table:table-cell>
          <table:table-cell office:value-type="string">
            <text:p>0.91177</text:p>
          </table:table-cell>
          <table:table-cell/>
          <table:table-cell table:formula="of:=CONCATENATE([.B107];&quot;$\pm$&quot;;[.C107];&quot; (&quot;;[.F107];&quot;)&quot;)" office:value-type="string" office:string-value="8.575e-05$\pm$7.734e-04 ()">
            <text:p>8.575e-05$\pm$7.734e-04 ()</text:p>
          </table:table-cell>
          <table:table-cell table:number-columns-repeated="7"/>
        </table:table-row>
        <table:table-row table:style-name="ro1">
          <table:table-cell office:value-type="string">
            <text:p>gravityHierarchyExponent</text:p>
          </table:table-cell>
          <table:table-cell office:value-type="string">
            <text:p>-4.901e-03</text:p>
          </table:table-cell>
          <table:table-cell office:value-type="string">
            <text:p>1.338e-02</text:p>
          </table:table-cell>
          <table:table-cell office:value-type="string">
            <text:p>-0.366</text:p>
          </table:table-cell>
          <table:table-cell office:value-type="string">
            <text:p>0.71441</text:p>
          </table:table-cell>
          <table:table-cell/>
          <table:table-cell table:formula="of:=CONCATENATE([.B108];&quot;$\pm$&quot;;[.C108];&quot; (&quot;;[.F108];&quot;)&quot;)" office:value-type="string" office:string-value="-4.901e-03$\pm$1.338e-02 ()">
            <text:p>-4.901e-03$\pm$1.338e-02 ()</text:p>
          </table:table-cell>
          <table:table-cell table:number-columns-repeated="7"/>
        </table:table-row>
        <table:table-row table:style-name="ro1">
          <table:table-cell office:value-type="string">
            <text:p>gravityInflexion</text:p>
          </table:table-cell>
          <table:table-cell office:value-type="string">
            <text:p>4.492e-03</text:p>
          </table:table-cell>
          <table:table-cell office:value-type="string">
            <text:p>5.279e-03</text:p>
          </table:table-cell>
          <table:table-cell office:value-type="string">
            <text:p>0.851</text:p>
          </table:table-cell>
          <table:table-cell office:value-type="string">
            <text:p>0.39535</text:p>
          </table:table-cell>
          <table:table-cell/>
          <table:table-cell table:formula="of:=CONCATENATE([.B109];&quot;$\pm$&quot;;[.C109];&quot; (&quot;;[.F109];&quot;)&quot;)" office:value-type="string" office:string-value="4.492e-03$\pm$5.279e-03 ()">
            <text:p>4.492e-03$\pm$5.279e-03 ()</text:p>
          </table:table-cell>
          <table:table-cell table:number-columns-repeated="7"/>
        </table:table-row>
        <table:table-row table:style-name="ro1">
          <table:table-cell office:value-type="string">
            <text:p>gravityRadius</text:p>
          </table:table-cell>
          <table:table-cell office:value-type="string">
            <text:p>-3.880e-04</text:p>
          </table:table-cell>
          <table:table-cell office:value-type="string">
            <text:p>5.459e-04</text:p>
          </table:table-cell>
          <table:table-cell office:value-type="string">
            <text:p>-0.711</text:p>
          </table:table-cell>
          <table:table-cell office:value-type="string">
            <text:p>0.47765</text:p>
          </table:table-cell>
          <table:table-cell/>
          <table:table-cell table:formula="of:=CONCATENATE([.B110];&quot;$\pm$&quot;;[.C110];&quot; (&quot;;[.F110];&quot;)&quot;)" office:value-type="string" office:string-value="-3.880e-04$\pm$5.459e-04 ()">
            <text:p>-3.880e-04$\pm$5.459e-04 ()</text:p>
          </table:table-cell>
          <table:table-cell table:number-columns-repeated="7"/>
        </table:table-row>
        <table:table-row table:style-name="ro1">
          <table:table-cell office:value-type="string">
            <text:p>hierarchyRole</text:p>
          </table:table-cell>
          <table:table-cell office:value-type="string">
            <text:p>1.728e-01</text:p>
          </table:table-cell>
          <table:table-cell office:value-type="string">
            <text:p>5.229e-02</text:p>
          </table:table-cell>
          <table:table-cell office:value-type="string">
            <text:p>3.304</text:p>
          </table:table-cell>
          <table:table-cell office:value-type="string">
            <text:p>0.00104</text:p>
          </table:table-cell>
          <table:table-cell office:value-type="string">
            <text:p>**</text:p>
          </table:table-cell>
          <table:table-cell table:formula="of:=CONCATENATE([.B111];&quot;$\pm$&quot;;[.C111];&quot; (&quot;;[.F111];&quot;)&quot;)" office:value-type="string" office:string-value="1.728e-01$\pm$5.229e-02 (**)">
            <text:p>1.728e-01$\pm$5.229e-02 (**)</text:p>
          </table:table-cell>
          <table:table-cell table:number-columns-repeated="7"/>
        </table:table-row>
        <table:table-row table:style-name="ro1">
          <table:table-cell office:value-type="string">
            <text:p>maxNewLinksNumber</text:p>
          </table:table-cell>
          <table:table-cell office:value-type="string">
            <text:p>9.444e-04</text:p>
          </table:table-cell>
          <table:table-cell office:value-type="string">
            <text:p>3.330e-03</text:p>
          </table:table-cell>
          <table:table-cell office:value-type="string">
            <text:p>0.284</text:p>
          </table:table-cell>
          <table:table-cell office:value-type="string">
            <text:p>0.77686</text:p>
          </table:table-cell>
          <table:table-cell/>
          <table:table-cell table:formula="of:=CONCATENATE([.B112];&quot;$\pm$&quot;;[.C112];&quot; (&quot;;[.F112];&quot;)&quot;)" office:value-type="string" office:string-value="9.444e-04$\pm$3.330e-03 ()">
            <text:p>9.444e-04$\pm$3.330e-03 ()</text:p>
          </table:table-cell>
          <table:table-cell table:number-columns-repeated="7"/>
        </table:table-row>
        <table:table-row table:style-name="ro1">
          <table:table-cell office:value-type="string">
            <text:p>---</text:p>
          </table:table-cell>
          <table:table-cell table:number-columns-repeated="2"/>
          <table:table-cell table:number-columns-repeated="2"/>
          <table:table-cell/>
          <table:table-cell table:formula="of:=CONCATENATE([.B113];&quot;$\pm$&quot;;[.C113];&quot; (&quot;;[.F113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Signif.</text:p>
          </table:table-cell>
          <table:table-cell office:value-type="string">
            <text:p>codes:</text:p>
          </table:table-cell>
          <table:table-cell office:value-type="float" office:value="0">
            <text:p>0</text:p>
          </table:table-cell>
          <table:table-cell office:value-type="string">
            <text:p>‘***’</text:p>
          </table:table-cell>
          <table:table-cell office:value-type="string">
            <text:p>0.001</text:p>
          </table:table-cell>
          <table:table-cell office:value-type="string">
            <text:p>‘**’</text:p>
          </table:table-cell>
          <table:table-cell table:formula="of:=CONCATENATE([.B114];&quot;$\pm$&quot;;[.C114];&quot; (&quot;;[.F114];&quot;)&quot;)" office:value-type="string" office:string-value="codes:$\pm$0 (‘**’)">
            <text:p>codes:$\pm$0 (‘**’)</text:p>
          </table:table-cell>
          <table:table-cell office:value-type="string">
            <text:p>‘*’</text:p>
          </table:table-cell>
          <table:table-cell office:value-type="string">
            <text:p>0.05</text:p>
          </table:table-cell>
          <table:table-cell office:value-type="string">
            <text:p>‘.’</text:p>
          </table:table-cell>
          <table:table-cell office:value-type="string">
            <text:p>0.1</text:p>
          </table:table-cell>
          <table:table-cell office:value-type="string">
            <text:p>‘</text:p>
          </table:table-cell>
          <table:table-cell office:value-type="string">
            <text:p>’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115];&quot;$\pm$&quot;;[.C115];&quot; (&quot;;[.F115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Residual</text:p>
          </table:table-cell>
          <table:table-cell office:value-type="string">
            <text:p>standard</text:p>
          </table:table-cell>
          <table:table-cell office:value-type="string">
            <text:p>error:</text:p>
          </table:table-cell>
          <table:table-cell office:value-type="string">
            <text:p>0.3014</text:p>
          </table:table-cell>
          <table:table-cell office:value-type="string">
            <text:p>on</text:p>
          </table:table-cell>
          <table:table-cell office:value-type="float" office:value="383">
            <text:p>383</text:p>
          </table:table-cell>
          <table:table-cell table:formula="of:=CONCATENATE([.B116];&quot;$\pm$&quot;;[.C116];&quot; (&quot;;[.F116];&quot;)&quot;)" office:value-type="string" office:string-value="standard$\pm$error: (383)">
            <text:p>standard$\pm$error: (383)</text:p>
          </table:table-cell>
          <table:table-cell office:value-type="string">
            <text:p>of</text:p>
          </table:table-cell>
          <table:table-cell office:value-type="string">
            <text:p>freedom</text:p>
          </table:table-cell>
          <table:table-cell table:number-columns-repeated="5"/>
        </table:table-row>
        <table:table-row table:style-name="ro1">
          <table:table-cell office:value-type="string">
            <text:p>Multiple</text:p>
          </table:table-cell>
          <table:table-cell office:value-type="string">
            <text:p>R-squared:</text:p>
          </table:table-cell>
          <table:table-cell office:value-type="string">
            <text:p>0.5342,</text:p>
          </table:table-cell>
          <table:table-cell office:value-type="string">
            <text:p>Adjusted</text:p>
          </table:table-cell>
          <table:table-cell office:value-type="string">
            <text:p>R-squared:</text:p>
          </table:table-cell>
          <table:table-cell office:value-type="string">
            <text:p>0.522</text:p>
          </table:table-cell>
          <table:table-cell table:formula="of:=CONCATENATE([.B117];&quot;$\pm$&quot;;[.C117];&quot; (&quot;;[.F117];&quot;)&quot;)" office:value-type="string" office:string-value="R-squared:$\pm$0.5342, (0.522)">
            <text:p>R-squared:$\pm$0.5342, (0.522)</text:p>
          </table:table-cell>
          <table:table-cell table:number-columns-repeated="7"/>
        </table:table-row>
        <table:table-row table:style-name="ro1">
          <table:table-cell office:value-type="string">
            <text:p>F-statistic:</text:p>
          </table:table-cell>
          <table:table-cell office:value-type="string">
            <text:p>43.92</text:p>
          </table:table-cell>
          <table:table-cell office:value-type="string">
            <text:p>on</text:p>
          </table:table-cell>
          <table:table-cell office:value-type="float" office:value="10">
            <text:p>10</text:p>
          </table:table-cell>
          <table:table-cell office:value-type="string">
            <text:p>and</text:p>
          </table:table-cell>
          <table:table-cell office:value-type="float" office:value="383">
            <text:p>383</text:p>
          </table:table-cell>
          <table:table-cell table:formula="of:=CONCATENATE([.B118];&quot;$\pm$&quot;;[.C118];&quot; (&quot;;[.F118];&quot;)&quot;)" office:value-type="string" office:string-value="43.92$\pm$on (383)">
            <text:p>43.92$\pm$on (383)</text:p>
          </table:table-cell>
          <table:table-cell office:value-type="string">
            <text:p>p-value:</text:p>
          </table:table-cell>
          <table:table-cell office:value-type="string">
            <text:p>&lt;</text:p>
          </table:table-cell>
          <table:table-cell office:value-type="string">
            <text:p>2.2e-16</text:p>
          </table:table-cell>
          <table:table-cell table:number-columns-repeated="4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119];&quot;$\pm$&quot;;[.C119];&quot; (&quot;;[.F119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120];&quot;$\pm$&quot;;[.C120];&quot; (&quot;;[.F120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$cor24</text:p>
          </table:table-cell>
          <table:table-cell table:number-columns-repeated="2"/>
          <table:table-cell table:number-columns-repeated="2"/>
          <table:table-cell/>
          <table:table-cell table:formula="of:=CONCATENATE([.B121];&quot;$\pm$&quot;;[.C121];&quot; (&quot;;[.F121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122];&quot;$\pm$&quot;;[.C122];&quot; (&quot;;[.F122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Call:</text:p>
          </table:table-cell>
          <table:table-cell table:number-columns-repeated="2"/>
          <table:table-cell table:number-columns-repeated="2"/>
          <table:table-cell/>
          <table:table-cell table:formula="of:=CONCATENATE([.B123];&quot;$\pm$&quot;;[.C123];&quot; (&quot;;[.F123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lm(formula</text:p>
          </table:table-cell>
          <table:table-cell office:value-type="string">
            <text:p>=</text:p>
          </table:table-cell>
          <table:table-cell office:value-type="string">
            <text:p>paste0(cornames[i],</text:p>
          </table:table-cell>
          <table:table-cell office:value-type="string">
            <text:p>~,</text:p>
          </table:table-cell>
          <table:table-cell office:value-type="string">
            <text:p>regression),</text:p>
          </table:table-cell>
          <table:table-cell office:value-type="string">
            <text:p>data</text:p>
          </table:table-cell>
          <table:table-cell table:formula="of:=CONCATENATE([.B124];&quot;$\pm$&quot;;[.C124];&quot; (&quot;;[.F124];&quot;)&quot;)" office:value-type="string" office:string-value="=$\pm$paste0(cornames[i], (data)">
            <text:p>=$\pm$paste0(cornames[i], (data)</text:p>
          </table:table-cell>
          <table:table-cell office:value-type="string">
            <text:p>df)</text:p>
          </table:table-cell>
          <table:table-cell table:number-columns-repeated="6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125];&quot;$\pm$&quot;;[.C125];&quot; (&quot;;[.F125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Residuals:</text:p>
          </table:table-cell>
          <table:table-cell table:number-columns-repeated="2"/>
          <table:table-cell table:number-columns-repeated="2"/>
          <table:table-cell/>
          <table:table-cell table:formula="of:=CONCATENATE([.B126];&quot;$\pm$&quot;;[.C126];&quot; (&quot;;[.F126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Min</text:p>
          </table:table-cell>
          <table:table-cell office:value-type="string">
            <text:p>1Q</text:p>
          </table:table-cell>
          <table:table-cell office:value-type="string">
            <text:p>Median</text:p>
          </table:table-cell>
          <table:table-cell office:value-type="string">
            <text:p>3Q</text:p>
          </table:table-cell>
          <table:table-cell office:value-type="string">
            <text:p>Max</text:p>
          </table:table-cell>
          <table:table-cell table:formula="of:=CONCATENATE([.B127];&quot;$\pm$&quot;;[.C127];&quot; (&quot;;[.F127];&quot;)&quot;)" office:value-type="string" office:string-value="Min$\pm$1Q (Max)">
            <text:p>Min$\pm$1Q (Max)</text:p>
          </table:table-cell>
          <table:table-cell table:number-columns-repeated="7"/>
        </table:table-row>
        <table:table-row table:style-name="ro1">
          <table:table-cell office:value-type="string">
            <text:p>-0.218310</text:p>
          </table:table-cell>
          <table:table-cell office:value-type="string">
            <text:p>-0.027933</text:p>
          </table:table-cell>
          <table:table-cell office:value-type="string">
            <text:p>0.006444</text:p>
          </table:table-cell>
          <table:table-cell office:value-type="string">
            <text:p>0.040380</text:p>
          </table:table-cell>
          <table:table-cell office:value-type="string">
            <text:p>0.144106</text:p>
          </table:table-cell>
          <table:table-cell/>
          <table:table-cell table:formula="of:=CONCATENATE([.B128];&quot;$\pm$&quot;;[.C128];&quot; (&quot;;[.F128];&quot;)&quot;)" office:value-type="string" office:string-value="-0.027933$\pm$0.006444 ()">
            <text:p>-0.027933$\pm$0.006444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129];&quot;$\pm$&quot;;[.C129];&quot; (&quot;;[.F129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Coefficients:</text:p>
          </table:table-cell>
          <table:table-cell table:number-columns-repeated="2"/>
          <table:table-cell table:number-columns-repeated="2"/>
          <table:table-cell/>
          <table:table-cell table:formula="of:=CONCATENATE([.B130];&quot;$\pm$&quot;;[.C130];&quot; (&quot;;[.F130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stimate</text:p>
          </table:table-cell>
          <table:table-cell office:value-type="string">
            <text:p>Std.</text:p>
          </table:table-cell>
          <table:table-cell office:value-type="string">
            <text:p>Error</text:p>
          </table:table-cell>
          <table:table-cell office:value-type="string">
            <text:p>t</text:p>
          </table:table-cell>
          <table:table-cell office:value-type="string">
            <text:p>value</text:p>
          </table:table-cell>
          <table:table-cell table:formula="of:=CONCATENATE([.B131];&quot;$\pm$&quot;;[.C131];&quot; (&quot;;[.F131];&quot;)&quot;)" office:value-type="string" office:string-value="Estimate$\pm$Std. (value)">
            <text:p>Estimate$\pm$Std. (value)</text:p>
          </table:table-cell>
          <table:table-cell table:number-columns-repeated="7"/>
        </table:table-row>
        <table:table-row table:style-name="ro1">
          <table:table-cell office:value-type="string">
            <text:p>(Intercept)</text:p>
          </table:table-cell>
          <table:table-cell office:value-type="string">
            <text:p>1.073e+00</text:p>
          </table:table-cell>
          <table:table-cell office:value-type="string">
            <text:p>2.450e-02</text:p>
          </table:table-cell>
          <table:table-cell office:value-type="string">
            <text:p>43.819</text:p>
          </table:table-cell>
          <table:table-cell office:value-type="string">
            <text:p>&lt;</text:p>
          </table:table-cell>
          <table:table-cell office:value-type="string">
            <text:p>***</text:p>
          </table:table-cell>
          <table:table-cell table:formula="of:=CONCATENATE([.B132];&quot;$\pm$&quot;;[.C132];&quot; (&quot;;[.F132];&quot;)&quot;)" office:value-type="string" office:string-value="1.073e+00$\pm$2.450e-02 (***)">
            <text:p>1.073e+00$\pm$2.450e-02 (***)</text:p>
          </table:table-cell>
          <table:table-cell table:number-columns-repeated="7"/>
        </table:table-row>
        <table:table-row table:style-name="ro1">
          <table:table-cell office:value-type="string">
            <text:p>alphalocalization</text:p>
          </table:table-cell>
          <table:table-cell office:value-type="string">
            <text:p>-2.210e-01</text:p>
          </table:table-cell>
          <table:table-cell office:value-type="string">
            <text:p>1.043e-02</text:p>
          </table:table-cell>
          <table:table-cell office:value-type="string">
            <text:p>-21.198</text:p>
          </table:table-cell>
          <table:table-cell office:value-type="string">
            <text:p>&lt;</text:p>
          </table:table-cell>
          <table:table-cell office:value-type="string">
            <text:p>***</text:p>
          </table:table-cell>
          <table:table-cell table:formula="of:=CONCATENATE([.B133];&quot;$\pm$&quot;;[.C133];&quot; (&quot;;[.F133];&quot;)&quot;)" office:value-type="string" office:string-value="-2.210e-01$\pm$1.043e-02 (***)">
            <text:p>-2.210e-01$\pm$1.043e-02 (***)</text:p>
          </table:table-cell>
          <table:table-cell table:number-columns-repeated="7"/>
        </table:table-row>
        <table:table-row table:style-name="ro1">
          <table:table-cell office:value-type="string">
            <text:p>diffusion</text:p>
          </table:table-cell>
          <table:table-cell office:value-type="string">
            <text:p>1.550e-01</text:p>
          </table:table-cell>
          <table:table-cell office:value-type="string">
            <text:p>3.525e-02</text:p>
          </table:table-cell>
          <table:table-cell office:value-type="string">
            <text:p>4.399</text:p>
          </table:table-cell>
          <table:table-cell office:value-type="string">
            <text:p>1.41e-05</text:p>
          </table:table-cell>
          <table:table-cell office:value-type="string">
            <text:p>***</text:p>
          </table:table-cell>
          <table:table-cell table:formula="of:=CONCATENATE([.B134];&quot;$\pm$&quot;;[.C134];&quot; (&quot;;[.F134];&quot;)&quot;)" office:value-type="string" office:string-value="1.550e-01$\pm$3.525e-02 (***)">
            <text:p>1.550e-01$\pm$3.525e-02 (***)</text:p>
          </table:table-cell>
          <table:table-cell table:number-columns-repeated="7"/>
        </table:table-row>
        <table:table-row table:style-name="ro1">
          <table:table-cell office:value-type="string">
            <text:p>diffusionsteps</text:p>
          </table:table-cell>
          <table:table-cell office:value-type="string">
            <text:p>7.778e-03</text:p>
          </table:table-cell>
          <table:table-cell office:value-type="string">
            <text:p>3.385e-03</text:p>
          </table:table-cell>
          <table:table-cell office:value-type="string">
            <text:p>2.298</text:p>
          </table:table-cell>
          <table:table-cell office:value-type="string">
            <text:p>0.022124</text:p>
          </table:table-cell>
          <table:table-cell office:value-type="string">
            <text:p>*</text:p>
          </table:table-cell>
          <table:table-cell table:formula="of:=CONCATENATE([.B135];&quot;$\pm$&quot;;[.C135];&quot; (&quot;;[.F135];&quot;)&quot;)" office:value-type="string" office:string-value="7.778e-03$\pm$3.385e-03 (*)">
            <text:p>7.778e-03$\pm$3.385e-03 (*)</text:p>
          </table:table-cell>
          <table:table-cell table:number-columns-repeated="7"/>
        </table:table-row>
        <table:table-row table:style-name="ro1">
          <table:table-cell office:value-type="string">
            <text:p>growthrate</text:p>
          </table:table-cell>
          <table:table-cell office:value-type="string">
            <text:p>3.579e-01</text:p>
          </table:table-cell>
          <table:table-cell office:value-type="string">
            <text:p>6.984e-02</text:p>
          </table:table-cell>
          <table:table-cell office:value-type="string">
            <text:p>5.125</text:p>
          </table:table-cell>
          <table:table-cell office:value-type="string">
            <text:p>4.73e-07</text:p>
          </table:table-cell>
          <table:table-cell office:value-type="string">
            <text:p>***</text:p>
          </table:table-cell>
          <table:table-cell table:formula="of:=CONCATENATE([.B136];&quot;$\pm$&quot;;[.C136];&quot; (&quot;;[.F136];&quot;)&quot;)" office:value-type="string" office:string-value="3.579e-01$\pm$6.984e-02 (***)">
            <text:p>3.579e-01$\pm$6.984e-02 (***)</text:p>
          </table:table-cell>
          <table:table-cell table:number-columns-repeated="7"/>
        </table:table-row>
        <table:table-row table:style-name="ro1">
          <table:table-cell office:value-type="string">
            <text:p>citiesNumber</text:p>
          </table:table-cell>
          <table:table-cell office:value-type="string">
            <text:p>2.392e-05</text:p>
          </table:table-cell>
          <table:table-cell office:value-type="string">
            <text:p>1.496e-04</text:p>
          </table:table-cell>
          <table:table-cell office:value-type="string">
            <text:p>0.160</text:p>
          </table:table-cell>
          <table:table-cell office:value-type="string">
            <text:p>0.873017</text:p>
          </table:table-cell>
          <table:table-cell/>
          <table:table-cell table:formula="of:=CONCATENATE([.B137];&quot;$\pm$&quot;;[.C137];&quot; (&quot;;[.F137];&quot;)&quot;)" office:value-type="string" office:string-value="2.392e-05$\pm$1.496e-04 ()">
            <text:p>2.392e-05$\pm$1.496e-04 ()</text:p>
          </table:table-cell>
          <table:table-cell table:number-columns-repeated="7"/>
        </table:table-row>
        <table:table-row table:style-name="ro1">
          <table:table-cell office:value-type="string">
            <text:p>gravityHierarchyExponent</text:p>
          </table:table-cell>
          <table:table-cell office:value-type="string">
            <text:p>4.571e-03</text:p>
          </table:table-cell>
          <table:table-cell office:value-type="string">
            <text:p>2.589e-03</text:p>
          </table:table-cell>
          <table:table-cell office:value-type="string">
            <text:p>1.766</text:p>
          </table:table-cell>
          <table:table-cell office:value-type="string">
            <text:p>0.078247</text:p>
          </table:table-cell>
          <table:table-cell office:value-type="string">
            <text:p>.</text:p>
          </table:table-cell>
          <table:table-cell table:formula="of:=CONCATENATE([.B138];&quot;$\pm$&quot;;[.C138];&quot; (&quot;;[.F138];&quot;)&quot;)" office:value-type="string" office:string-value="4.571e-03$\pm$2.589e-03 (.)">
            <text:p>4.571e-03$\pm$2.589e-03 (.)</text:p>
          </table:table-cell>
          <table:table-cell table:number-columns-repeated="7"/>
        </table:table-row>
        <table:table-row table:style-name="ro1">
          <table:table-cell office:value-type="string">
            <text:p>gravityInflexion</text:p>
          </table:table-cell>
          <table:table-cell office:value-type="string">
            <text:p>-6.360e-04</text:p>
          </table:table-cell>
          <table:table-cell office:value-type="string">
            <text:p>1.021e-03</text:p>
          </table:table-cell>
          <table:table-cell office:value-type="string">
            <text:p>-0.623</text:p>
          </table:table-cell>
          <table:table-cell office:value-type="string">
            <text:p>0.533753</text:p>
          </table:table-cell>
          <table:table-cell/>
          <table:table-cell table:formula="of:=CONCATENATE([.B139];&quot;$\pm$&quot;;[.C139];&quot; (&quot;;[.F139];&quot;)&quot;)" office:value-type="string" office:string-value="-6.360e-04$\pm$1.021e-03 ()">
            <text:p>-6.360e-04$\pm$1.021e-03 ()</text:p>
          </table:table-cell>
          <table:table-cell table:number-columns-repeated="7"/>
        </table:table-row>
        <table:table-row table:style-name="ro1">
          <table:table-cell office:value-type="string">
            <text:p>gravityRadius</text:p>
          </table:table-cell>
          <table:table-cell office:value-type="string">
            <text:p>-3.725e-05</text:p>
          </table:table-cell>
          <table:table-cell office:value-type="string">
            <text:p>1.056e-04</text:p>
          </table:table-cell>
          <table:table-cell office:value-type="string">
            <text:p>-0.353</text:p>
          </table:table-cell>
          <table:table-cell office:value-type="string">
            <text:p>0.724491</text:p>
          </table:table-cell>
          <table:table-cell/>
          <table:table-cell table:formula="of:=CONCATENATE([.B140];&quot;$\pm$&quot;;[.C140];&quot; (&quot;;[.F140];&quot;)&quot;)" office:value-type="string" office:string-value="-3.725e-05$\pm$1.056e-04 ()">
            <text:p>-3.725e-05$\pm$1.056e-04 ()</text:p>
          </table:table-cell>
          <table:table-cell table:number-columns-repeated="7"/>
        </table:table-row>
        <table:table-row table:style-name="ro1">
          <table:table-cell office:value-type="string">
            <text:p>hierarchyRole</text:p>
          </table:table-cell>
          <table:table-cell office:value-type="string">
            <text:p>-1.419e-02</text:p>
          </table:table-cell>
          <table:table-cell office:value-type="string">
            <text:p>1.011e-02</text:p>
          </table:table-cell>
          <table:table-cell office:value-type="string">
            <text:p>-1.403</text:p>
          </table:table-cell>
          <table:table-cell office:value-type="string">
            <text:p>0.161450</text:p>
          </table:table-cell>
          <table:table-cell/>
          <table:table-cell table:formula="of:=CONCATENATE([.B141];&quot;$\pm$&quot;;[.C141];&quot; (&quot;;[.F141];&quot;)&quot;)" office:value-type="string" office:string-value="-1.419e-02$\pm$1.011e-02 ()">
            <text:p>-1.419e-02$\pm$1.011e-02 ()</text:p>
          </table:table-cell>
          <table:table-cell table:number-columns-repeated="7"/>
        </table:table-row>
        <table:table-row table:style-name="ro1">
          <table:table-cell office:value-type="string">
            <text:p>maxNewLinksNumber</text:p>
          </table:table-cell>
          <table:table-cell office:value-type="string">
            <text:p>-2.201e-03</text:p>
          </table:table-cell>
          <table:table-cell office:value-type="string">
            <text:p>6.441e-04</text:p>
          </table:table-cell>
          <table:table-cell office:value-type="string">
            <text:p>-3.417</text:p>
          </table:table-cell>
          <table:table-cell office:value-type="string">
            <text:p>0.000701</text:p>
          </table:table-cell>
          <table:table-cell office:value-type="string">
            <text:p>***</text:p>
          </table:table-cell>
          <table:table-cell table:formula="of:=CONCATENATE([.B142];&quot;$\pm$&quot;;[.C142];&quot; (&quot;;[.F142];&quot;)&quot;)" office:value-type="string" office:string-value="-2.201e-03$\pm$6.441e-04 (***)">
            <text:p>-2.201e-03$\pm$6.441e-04 (***)</text:p>
          </table:table-cell>
          <table:table-cell table:number-columns-repeated="7"/>
        </table:table-row>
        <table:table-row table:style-name="ro1">
          <table:table-cell office:value-type="string">
            <text:p>---</text:p>
          </table:table-cell>
          <table:table-cell table:number-columns-repeated="2"/>
          <table:table-cell table:number-columns-repeated="2"/>
          <table:table-cell/>
          <table:table-cell table:formula="of:=CONCATENATE([.B143];&quot;$\pm$&quot;;[.C143];&quot; (&quot;;[.F143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Signif.</text:p>
          </table:table-cell>
          <table:table-cell office:value-type="string">
            <text:p>codes:</text:p>
          </table:table-cell>
          <table:table-cell office:value-type="float" office:value="0">
            <text:p>0</text:p>
          </table:table-cell>
          <table:table-cell office:value-type="string">
            <text:p>‘***’</text:p>
          </table:table-cell>
          <table:table-cell office:value-type="string">
            <text:p>0.001</text:p>
          </table:table-cell>
          <table:table-cell office:value-type="string">
            <text:p>‘**’</text:p>
          </table:table-cell>
          <table:table-cell table:formula="of:=CONCATENATE([.B144];&quot;$\pm$&quot;;[.C144];&quot; (&quot;;[.F144];&quot;)&quot;)" office:value-type="string" office:string-value="codes:$\pm$0 (‘**’)">
            <text:p>codes:$\pm$0 (‘**’)</text:p>
          </table:table-cell>
          <table:table-cell office:value-type="string">
            <text:p>‘*’</text:p>
          </table:table-cell>
          <table:table-cell office:value-type="string">
            <text:p>0.05</text:p>
          </table:table-cell>
          <table:table-cell office:value-type="string">
            <text:p>‘.’</text:p>
          </table:table-cell>
          <table:table-cell office:value-type="string">
            <text:p>0.1</text:p>
          </table:table-cell>
          <table:table-cell office:value-type="string">
            <text:p>‘</text:p>
          </table:table-cell>
          <table:table-cell office:value-type="string">
            <text:p>’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145];&quot;$\pm$&quot;;[.C145];&quot; (&quot;;[.F145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Residual</text:p>
          </table:table-cell>
          <table:table-cell office:value-type="string">
            <text:p>standard</text:p>
          </table:table-cell>
          <table:table-cell office:value-type="string">
            <text:p>error:</text:p>
          </table:table-cell>
          <table:table-cell office:value-type="string">
            <text:p>0.0583</text:p>
          </table:table-cell>
          <table:table-cell office:value-type="string">
            <text:p>on</text:p>
          </table:table-cell>
          <table:table-cell office:value-type="float" office:value="383">
            <text:p>383</text:p>
          </table:table-cell>
          <table:table-cell table:formula="of:=CONCATENATE([.B146];&quot;$\pm$&quot;;[.C146];&quot; (&quot;;[.F146];&quot;)&quot;)" office:value-type="string" office:string-value="standard$\pm$error: (383)">
            <text:p>standard$\pm$error: (383)</text:p>
          </table:table-cell>
          <table:table-cell office:value-type="string">
            <text:p>of</text:p>
          </table:table-cell>
          <table:table-cell office:value-type="string">
            <text:p>freedom</text:p>
          </table:table-cell>
          <table:table-cell table:number-columns-repeated="5"/>
        </table:table-row>
        <table:table-row table:style-name="ro1">
          <table:table-cell office:value-type="string">
            <text:p>Multiple</text:p>
          </table:table-cell>
          <table:table-cell office:value-type="string">
            <text:p>R-squared:</text:p>
          </table:table-cell>
          <table:table-cell office:value-type="string">
            <text:p>0.5609,</text:p>
          </table:table-cell>
          <table:table-cell office:value-type="string">
            <text:p>Adjusted</text:p>
          </table:table-cell>
          <table:table-cell office:value-type="string">
            <text:p>R-squared:</text:p>
          </table:table-cell>
          <table:table-cell office:value-type="string">
            <text:p>0.5494</text:p>
          </table:table-cell>
          <table:table-cell table:formula="of:=CONCATENATE([.B147];&quot;$\pm$&quot;;[.C147];&quot; (&quot;;[.F147];&quot;)&quot;)" office:value-type="string" office:string-value="R-squared:$\pm$0.5609, (0.5494)">
            <text:p>R-squared:$\pm$0.5609, (0.5494)</text:p>
          </table:table-cell>
          <table:table-cell table:number-columns-repeated="7"/>
        </table:table-row>
        <table:table-row table:style-name="ro1">
          <table:table-cell office:value-type="string">
            <text:p>F-statistic:</text:p>
          </table:table-cell>
          <table:table-cell office:value-type="string">
            <text:p>48.93</text:p>
          </table:table-cell>
          <table:table-cell office:value-type="string">
            <text:p>on</text:p>
          </table:table-cell>
          <table:table-cell office:value-type="float" office:value="10">
            <text:p>10</text:p>
          </table:table-cell>
          <table:table-cell office:value-type="string">
            <text:p>and</text:p>
          </table:table-cell>
          <table:table-cell office:value-type="float" office:value="383">
            <text:p>383</text:p>
          </table:table-cell>
          <table:table-cell table:formula="of:=CONCATENATE([.B148];&quot;$\pm$&quot;;[.C148];&quot; (&quot;;[.F148];&quot;)&quot;)" office:value-type="string" office:string-value="48.93$\pm$on (383)">
            <text:p>48.93$\pm$on (383)</text:p>
          </table:table-cell>
          <table:table-cell office:value-type="string">
            <text:p>p-value:</text:p>
          </table:table-cell>
          <table:table-cell office:value-type="string">
            <text:p>&lt;</text:p>
          </table:table-cell>
          <table:table-cell office:value-type="string">
            <text:p>2.2e-16</text:p>
          </table:table-cell>
          <table:table-cell table:number-columns-repeated="4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149];&quot;$\pm$&quot;;[.C149];&quot; (&quot;;[.F149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150];&quot;$\pm$&quot;;[.C150];&quot; (&quot;;[.F150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$cor34</text:p>
          </table:table-cell>
          <table:table-cell table:number-columns-repeated="2"/>
          <table:table-cell table:number-columns-repeated="2"/>
          <table:table-cell/>
          <table:table-cell table:formula="of:=CONCATENATE([.B151];&quot;$\pm$&quot;;[.C151];&quot; (&quot;;[.F151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152];&quot;$\pm$&quot;;[.C152];&quot; (&quot;;[.F152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Call:</text:p>
          </table:table-cell>
          <table:table-cell table:number-columns-repeated="2"/>
          <table:table-cell table:number-columns-repeated="2"/>
          <table:table-cell/>
          <table:table-cell table:formula="of:=CONCATENATE([.B153];&quot;$\pm$&quot;;[.C153];&quot; (&quot;;[.F153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lm(formula</text:p>
          </table:table-cell>
          <table:table-cell office:value-type="string">
            <text:p>=</text:p>
          </table:table-cell>
          <table:table-cell office:value-type="string">
            <text:p>paste0(cornames[i],</text:p>
          </table:table-cell>
          <table:table-cell office:value-type="string">
            <text:p>~,</text:p>
          </table:table-cell>
          <table:table-cell office:value-type="string">
            <text:p>regression),</text:p>
          </table:table-cell>
          <table:table-cell office:value-type="string">
            <text:p>data</text:p>
          </table:table-cell>
          <table:table-cell table:formula="of:=CONCATENATE([.B154];&quot;$\pm$&quot;;[.C154];&quot; (&quot;;[.F154];&quot;)&quot;)" office:value-type="string" office:string-value="=$\pm$paste0(cornames[i], (data)">
            <text:p>=$\pm$paste0(cornames[i], (data)</text:p>
          </table:table-cell>
          <table:table-cell office:value-type="string">
            <text:p>df)</text:p>
          </table:table-cell>
          <table:table-cell table:number-columns-repeated="6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155];&quot;$\pm$&quot;;[.C155];&quot; (&quot;;[.F155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Residuals:</text:p>
          </table:table-cell>
          <table:table-cell table:number-columns-repeated="2"/>
          <table:table-cell table:number-columns-repeated="2"/>
          <table:table-cell/>
          <table:table-cell table:formula="of:=CONCATENATE([.B156];&quot;$\pm$&quot;;[.C156];&quot; (&quot;;[.F156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Min</text:p>
          </table:table-cell>
          <table:table-cell office:value-type="string">
            <text:p>1Q</text:p>
          </table:table-cell>
          <table:table-cell office:value-type="string">
            <text:p>Median</text:p>
          </table:table-cell>
          <table:table-cell office:value-type="string">
            <text:p>3Q</text:p>
          </table:table-cell>
          <table:table-cell office:value-type="string">
            <text:p>Max</text:p>
          </table:table-cell>
          <table:table-cell table:formula="of:=CONCATENATE([.B157];&quot;$\pm$&quot;;[.C157];&quot; (&quot;;[.F157];&quot;)&quot;)" office:value-type="string" office:string-value="Min$\pm$1Q (Max)">
            <text:p>Min$\pm$1Q (Max)</text:p>
          </table:table-cell>
          <table:table-cell table:number-columns-repeated="7"/>
        </table:table-row>
        <table:table-row table:style-name="ro1">
          <table:table-cell office:value-type="string">
            <text:p>-0.45300</text:p>
          </table:table-cell>
          <table:table-cell office:value-type="string">
            <text:p>-0.19634</text:p>
          </table:table-cell>
          <table:table-cell office:value-type="string">
            <text:p>-0.02819</text:p>
          </table:table-cell>
          <table:table-cell office:value-type="string">
            <text:p>0.11953</text:p>
          </table:table-cell>
          <table:table-cell office:value-type="string">
            <text:p>0.68544</text:p>
          </table:table-cell>
          <table:table-cell/>
          <table:table-cell table:formula="of:=CONCATENATE([.B158];&quot;$\pm$&quot;;[.C158];&quot; (&quot;;[.F158];&quot;)&quot;)" office:value-type="string" office:string-value="-0.19634$\pm$-0.02819 ()">
            <text:p>-0.19634$\pm$-0.02819 ()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159];&quot;$\pm$&quot;;[.C159];&quot; (&quot;;[.F159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Coefficients:</text:p>
          </table:table-cell>
          <table:table-cell table:number-columns-repeated="2"/>
          <table:table-cell table:number-columns-repeated="2"/>
          <table:table-cell/>
          <table:table-cell table:formula="of:=CONCATENATE([.B160];&quot;$\pm$&quot;;[.C160];&quot; (&quot;;[.F160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stimate</text:p>
          </table:table-cell>
          <table:table-cell office:value-type="string">
            <text:p>Std.</text:p>
          </table:table-cell>
          <table:table-cell office:value-type="string">
            <text:p>Error</text:p>
          </table:table-cell>
          <table:table-cell office:value-type="string">
            <text:p>t</text:p>
          </table:table-cell>
          <table:table-cell office:value-type="string">
            <text:p>value</text:p>
          </table:table-cell>
          <table:table-cell table:formula="of:=CONCATENATE([.B161];&quot;$\pm$&quot;;[.C161];&quot; (&quot;;[.F161];&quot;)&quot;)" office:value-type="string" office:string-value="Estimate$\pm$Std. (value)">
            <text:p>Estimate$\pm$Std. (value)</text:p>
          </table:table-cell>
          <table:table-cell table:number-columns-repeated="7"/>
        </table:table-row>
        <table:table-row table:style-name="ro1">
          <table:table-cell office:value-type="string">
            <text:p>(Intercept)</text:p>
          </table:table-cell>
          <table:table-cell office:value-type="string">
            <text:p>-1.5699072</text:p>
          </table:table-cell>
          <table:table-cell office:value-type="string">
            <text:p>0.1075144</text:p>
          </table:table-cell>
          <table:table-cell office:value-type="string">
            <text:p>-14.602</text:p>
          </table:table-cell>
          <table:table-cell office:value-type="string">
            <text:p>&lt;</text:p>
          </table:table-cell>
          <table:table-cell office:value-type="string">
            <text:p>***</text:p>
          </table:table-cell>
          <table:table-cell table:formula="of:=CONCATENATE([.B162];&quot;$\pm$&quot;;[.C162];&quot; (&quot;;[.F162];&quot;)\\&quot;)" office:value-type="string" office:string-value="-1.5699072$\pm$0.1075144 (***)\\">
            <text:p>-1.5699072$\pm$0.1075144 (***)\\</text:p>
          </table:table-cell>
          <table:table-cell table:number-columns-repeated="7"/>
        </table:table-row>
        <table:table-row table:style-name="ro1">
          <table:table-cell office:value-type="string">
            <text:p>alphalocalization</text:p>
          </table:table-cell>
          <table:table-cell office:value-type="string">
            <text:p>0.9481902</text:p>
          </table:table-cell>
          <table:table-cell office:value-type="string">
            <text:p>0.0457610</text:p>
          </table:table-cell>
          <table:table-cell office:value-type="string">
            <text:p>20.720</text:p>
          </table:table-cell>
          <table:table-cell office:value-type="string">
            <text:p>&lt;</text:p>
          </table:table-cell>
          <table:table-cell office:value-type="string">
            <text:p>***</text:p>
          </table:table-cell>
          <table:table-cell table:formula="of:=CONCATENATE([.B163];&quot;$\pm$&quot;;[.C163];&quot; (&quot;;[.F163];&quot;)\\&quot;)" office:value-type="string" office:string-value="0.9481902$\pm$0.0457610 (***)\\">
            <text:p>0.9481902$\pm$0.0457610 (***)\\</text:p>
          </table:table-cell>
          <table:table-cell table:number-columns-repeated="7"/>
        </table:table-row>
        <table:table-row table:style-name="ro1">
          <table:table-cell office:value-type="string">
            <text:p>diffusion</text:p>
          </table:table-cell>
          <table:table-cell office:value-type="string">
            <text:p>-0.8269920</text:p>
          </table:table-cell>
          <table:table-cell office:value-type="string">
            <text:p>0.1546984</text:p>
          </table:table-cell>
          <table:table-cell office:value-type="string">
            <text:p>-5.346</text:p>
          </table:table-cell>
          <table:table-cell office:value-type="string">
            <text:p>1.55e-07</text:p>
          </table:table-cell>
          <table:table-cell office:value-type="string">
            <text:p>***</text:p>
          </table:table-cell>
          <table:table-cell table:formula="of:=CONCATENATE([.B164];&quot;$\pm$&quot;;[.C164];&quot; (&quot;;[.F164];&quot;)\\&quot;)" office:value-type="string" office:string-value="-0.8269920$\pm$0.1546984 (***)\\">
            <text:p>-0.8269920$\pm$0.1546984 (***)\\</text:p>
          </table:table-cell>
          <table:table-cell table:number-columns-repeated="7"/>
        </table:table-row>
        <table:table-row table:style-name="ro1">
          <table:table-cell office:value-type="string">
            <text:p>diffusionsteps</text:p>
          </table:table-cell>
          <table:table-cell office:value-type="string">
            <text:p>-0.0324681</text:p>
          </table:table-cell>
          <table:table-cell office:value-type="string">
            <text:p>0.0148582</text:p>
          </table:table-cell>
          <table:table-cell office:value-type="string">
            <text:p>-2.185</text:p>
          </table:table-cell>
          <table:table-cell office:value-type="string">
            <text:p>0.02948</text:p>
          </table:table-cell>
          <table:table-cell office:value-type="string">
            <text:p>*</text:p>
          </table:table-cell>
          <table:table-cell table:formula="of:=CONCATENATE([.B165];&quot;$\pm$&quot;;[.C165];&quot; (&quot;;[.F165];&quot;)\\&quot;)" office:value-type="string" office:string-value="-0.0324681$\pm$0.0148582 (*)\\">
            <text:p>-0.0324681$\pm$0.0148582 (*)\\</text:p>
          </table:table-cell>
          <table:table-cell table:number-columns-repeated="7"/>
        </table:table-row>
        <table:table-row table:style-name="ro1">
          <table:table-cell office:value-type="string">
            <text:p>growthrate</text:p>
          </table:table-cell>
          <table:table-cell office:value-type="string">
            <text:p>-2.0137775</text:p>
          </table:table-cell>
          <table:table-cell office:value-type="string">
            <text:p>0.3065172</text:p>
          </table:table-cell>
          <table:table-cell office:value-type="string">
            <text:p>-6.570</text:p>
          </table:table-cell>
          <table:table-cell office:value-type="string">
            <text:p>1.65e-10</text:p>
          </table:table-cell>
          <table:table-cell office:value-type="string">
            <text:p>***</text:p>
          </table:table-cell>
          <table:table-cell table:formula="of:=CONCATENATE([.B166];&quot;$\pm$&quot;;[.C166];&quot; (&quot;;[.F166];&quot;)\\&quot;)" office:value-type="string" office:string-value="-2.0137775$\pm$0.3065172 (***)\\">
            <text:p>-2.0137775$\pm$0.3065172 (***)\\</text:p>
          </table:table-cell>
          <table:table-cell table:number-columns-repeated="7"/>
        </table:table-row>
        <table:table-row table:style-name="ro1">
          <table:table-cell office:value-type="string">
            <text:p>citiesNumber</text:p>
          </table:table-cell>
          <table:table-cell office:value-type="string">
            <text:p>-0.0002524</text:p>
          </table:table-cell>
          <table:table-cell office:value-type="string">
            <text:p>0.0006565</text:p>
          </table:table-cell>
          <table:table-cell office:value-type="string">
            <text:p>-0.384</text:p>
          </table:table-cell>
          <table:table-cell office:value-type="string">
            <text:p>0.70092</text:p>
          </table:table-cell>
          <table:table-cell/>
          <table:table-cell table:formula="of:=CONCATENATE([.B167];&quot;$\pm$&quot;;[.C167];&quot; (&quot;;[.F167];&quot;)\\&quot;)" office:value-type="string" office:string-value="-0.0002524$\pm$0.0006565 ()\\">
            <text:p>-0.0002524$\pm$0.0006565 ()\\</text:p>
          </table:table-cell>
          <table:table-cell table:number-columns-repeated="7"/>
        </table:table-row>
        <table:table-row table:style-name="ro1">
          <table:table-cell office:value-type="string">
            <text:p>gravityHierarchyExponent</text:p>
          </table:table-cell>
          <table:table-cell office:value-type="string">
            <text:p>-0.0032340</text:p>
          </table:table-cell>
          <table:table-cell office:value-type="string">
            <text:p>0.0113624</text:p>
          </table:table-cell>
          <table:table-cell office:value-type="string">
            <text:p>-0.285</text:p>
          </table:table-cell>
          <table:table-cell office:value-type="string">
            <text:p>0.77609</text:p>
          </table:table-cell>
          <table:table-cell/>
          <table:table-cell table:formula="of:=CONCATENATE([.B168];&quot;$\pm$&quot;;[.C168];&quot; (&quot;;[.F168];&quot;)\\&quot;)" office:value-type="string" office:string-value="-0.0032340$\pm$0.0113624 ()\\">
            <text:p>-0.0032340$\pm$0.0113624 ()\\</text:p>
          </table:table-cell>
          <table:table-cell table:number-columns-repeated="7"/>
        </table:table-row>
        <table:table-row table:style-name="ro1">
          <table:table-cell office:value-type="string">
            <text:p>gravityInflexion</text:p>
          </table:table-cell>
          <table:table-cell office:value-type="string">
            <text:p>0.0036384</text:p>
          </table:table-cell>
          <table:table-cell office:value-type="string">
            <text:p>0.0044813</text:p>
          </table:table-cell>
          <table:table-cell office:value-type="string">
            <text:p>0.812</text:p>
          </table:table-cell>
          <table:table-cell office:value-type="string">
            <text:p>0.41735</text:p>
          </table:table-cell>
          <table:table-cell/>
          <table:table-cell table:formula="of:=CONCATENATE([.B169];&quot;$\pm$&quot;;[.C169];&quot; (&quot;;[.F169];&quot;)\\&quot;)" office:value-type="string" office:string-value="0.0036384$\pm$0.0044813 ()\\">
            <text:p>0.0036384$\pm$0.0044813 ()\\</text:p>
          </table:table-cell>
          <table:table-cell table:number-columns-repeated="7"/>
        </table:table-row>
        <table:table-row table:style-name="ro1">
          <table:table-cell office:value-type="string">
            <text:p>gravityRadius</text:p>
          </table:table-cell>
          <table:table-cell office:value-type="string">
            <text:p>-0.0005394</text:p>
          </table:table-cell>
          <table:table-cell office:value-type="string">
            <text:p>0.0004635</text:p>
          </table:table-cell>
          <table:table-cell office:value-type="string">
            <text:p>-1.164</text:p>
          </table:table-cell>
          <table:table-cell office:value-type="string">
            <text:p>0.24523</text:p>
          </table:table-cell>
          <table:table-cell/>
          <table:table-cell table:formula="of:=CONCATENATE([.B170];&quot;$\pm$&quot;;[.C170];&quot; (&quot;;[.F170];&quot;)\\&quot;)" office:value-type="string" office:string-value="-0.0005394$\pm$0.0004635 ()\\">
            <text:p>-0.0005394$\pm$0.0004635 ()\\</text:p>
          </table:table-cell>
          <table:table-cell table:number-columns-repeated="7"/>
        </table:table-row>
        <table:table-row table:style-name="ro1">
          <table:table-cell office:value-type="string">
            <text:p>hierarchyRole</text:p>
          </table:table-cell>
          <table:table-cell office:value-type="string">
            <text:p>0.1492597</text:p>
          </table:table-cell>
          <table:table-cell office:value-type="string">
            <text:p>0.0443898</text:p>
          </table:table-cell>
          <table:table-cell office:value-type="string">
            <text:p>3.362</text:p>
          </table:table-cell>
          <table:table-cell office:value-type="string">
            <text:p>0.00085</text:p>
          </table:table-cell>
          <table:table-cell office:value-type="string">
            <text:p>***</text:p>
          </table:table-cell>
          <table:table-cell table:formula="of:=CONCATENATE([.B171];&quot;$\pm$&quot;;[.C171];&quot; (&quot;;[.F171];&quot;)\\&quot;)" office:value-type="string" office:string-value="0.1492597$\pm$0.0443898 (***)\\">
            <text:p>0.1492597$\pm$0.0443898 (***)\\</text:p>
          </table:table-cell>
          <table:table-cell table:number-columns-repeated="7"/>
        </table:table-row>
        <table:table-row table:style-name="ro1">
          <table:table-cell office:value-type="string">
            <text:p>maxNewLinksNumber</text:p>
          </table:table-cell>
          <table:table-cell office:value-type="string">
            <text:p>0.0022415</text:p>
          </table:table-cell>
          <table:table-cell office:value-type="string">
            <text:p>0.0028269</text:p>
          </table:table-cell>
          <table:table-cell office:value-type="string">
            <text:p>0.793</text:p>
          </table:table-cell>
          <table:table-cell office:value-type="string">
            <text:p>0.42830</text:p>
          </table:table-cell>
          <table:table-cell/>
          <table:table-cell table:formula="of:=CONCATENATE([.B172];&quot;$\pm$&quot;;[.C172];&quot; (&quot;;[.F172];&quot;)\\&quot;)" office:value-type="string" office:string-value="0.0022415$\pm$0.0028269 ()\\">
            <text:p>0.0022415$\pm$0.0028269 ()\\</text:p>
          </table:table-cell>
          <table:table-cell table:number-columns-repeated="7"/>
        </table:table-row>
        <table:table-row table:style-name="ro1">
          <table:table-cell office:value-type="string">
            <text:p>---</text:p>
          </table:table-cell>
          <table:table-cell table:number-columns-repeated="2"/>
          <table:table-cell table:number-columns-repeated="2"/>
          <table:table-cell/>
          <table:table-cell table:formula="of:=CONCATENATE([.B173];&quot;$\pm$&quot;;[.C173];&quot; (&quot;;[.F173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Signif.</text:p>
          </table:table-cell>
          <table:table-cell office:value-type="string">
            <text:p>codes:</text:p>
          </table:table-cell>
          <table:table-cell office:value-type="float" office:value="0">
            <text:p>0</text:p>
          </table:table-cell>
          <table:table-cell office:value-type="string">
            <text:p>‘***’</text:p>
          </table:table-cell>
          <table:table-cell office:value-type="string">
            <text:p>0.001</text:p>
          </table:table-cell>
          <table:table-cell office:value-type="string">
            <text:p>‘**’</text:p>
          </table:table-cell>
          <table:table-cell table:formula="of:=CONCATENATE([.B174];&quot;$\pm$&quot;;[.C174];&quot; (&quot;;[.F174];&quot;)&quot;)" office:value-type="string" office:string-value="codes:$\pm$0 (‘**’)">
            <text:p>codes:$\pm$0 (‘**’)</text:p>
          </table:table-cell>
          <table:table-cell office:value-type="string">
            <text:p>‘*’</text:p>
          </table:table-cell>
          <table:table-cell office:value-type="string">
            <text:p>0.05</text:p>
          </table:table-cell>
          <table:table-cell office:value-type="string">
            <text:p>‘.’</text:p>
          </table:table-cell>
          <table:table-cell office:value-type="string">
            <text:p>0.1</text:p>
          </table:table-cell>
          <table:table-cell office:value-type="string">
            <text:p>‘</text:p>
          </table:table-cell>
          <table:table-cell office:value-type="string">
            <text:p>’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number-columns-repeated="2"/>
          <table:table-cell table:number-columns-repeated="2"/>
          <table:table-cell/>
          <table:table-cell table:formula="of:=CONCATENATE([.B175];&quot;$\pm$&quot;;[.C175];&quot; (&quot;;[.F175];&quot;)&quot;)" office:value-type="string" office:string-value="$\pm$ ()">
            <text:p>$\pm$ ()</text:p>
          </table:table-cell>
          <table:table-cell table:number-columns-repeated="7"/>
        </table:table-row>
        <table:table-row table:style-name="ro1">
          <table:table-cell office:value-type="string">
            <text:p>Residual</text:p>
          </table:table-cell>
          <table:table-cell office:value-type="string">
            <text:p>standard</text:p>
          </table:table-cell>
          <table:table-cell office:value-type="string">
            <text:p>error:</text:p>
          </table:table-cell>
          <table:table-cell office:value-type="string">
            <text:p>0.2559</text:p>
          </table:table-cell>
          <table:table-cell office:value-type="string">
            <text:p>on</text:p>
          </table:table-cell>
          <table:table-cell office:value-type="float" office:value="383">
            <text:p>383</text:p>
          </table:table-cell>
          <table:table-cell table:formula="of:=CONCATENATE([.B176];&quot;$\pm$&quot;;[.C176];&quot; (&quot;;[.F176];&quot;)&quot;)" office:value-type="string" office:string-value="standard$\pm$error: (383)">
            <text:p>standard$\pm$error: (383)</text:p>
          </table:table-cell>
          <table:table-cell office:value-type="string">
            <text:p>of</text:p>
          </table:table-cell>
          <table:table-cell office:value-type="string">
            <text:p>freedom</text:p>
          </table:table-cell>
          <table:table-cell table:number-columns-repeated="5"/>
        </table:table-row>
        <table:table-row table:style-name="ro1">
          <table:table-cell office:value-type="string">
            <text:p>Multiple</text:p>
          </table:table-cell>
          <table:table-cell office:value-type="string">
            <text:p>R-squared:</text:p>
          </table:table-cell>
          <table:table-cell office:value-type="string">
            <text:p>0.5659,</text:p>
          </table:table-cell>
          <table:table-cell office:value-type="string">
            <text:p>Adjusted</text:p>
          </table:table-cell>
          <table:table-cell office:value-type="string">
            <text:p>R-squared:</text:p>
          </table:table-cell>
          <table:table-cell office:value-type="string">
            <text:p>0.5546</text:p>
          </table:table-cell>
          <table:table-cell table:formula="of:=CONCATENATE([.B177];&quot;$\pm$&quot;;[.C177];&quot; (&quot;;[.F177];&quot;)&quot;)" office:value-type="string" office:string-value="R-squared:$\pm$0.5659, (0.5546)">
            <text:p>R-squared:$\pm$0.5659, (0.5546)</text:p>
          </table:table-cell>
          <table:table-cell table:number-columns-repeated="7"/>
        </table:table-row>
        <table:table-row table:style-name="ro1">
          <table:table-cell office:value-type="string">
            <text:p>F-statistic:</text:p>
          </table:table-cell>
          <table:table-cell office:value-type="string">
            <text:p>49.93</text:p>
          </table:table-cell>
          <table:table-cell office:value-type="string">
            <text:p>on</text:p>
          </table:table-cell>
          <table:table-cell office:value-type="float" office:value="10">
            <text:p>10</text:p>
          </table:table-cell>
          <table:table-cell office:value-type="string">
            <text:p>and</text:p>
          </table:table-cell>
          <table:table-cell office:value-type="float" office:value="383">
            <text:p>383</text:p>
          </table:table-cell>
          <table:table-cell table:formula="of:=CONCATENATE([.B178];&quot;$\pm$&quot;;[.C178];&quot; (&quot;;[.F178];&quot;)&quot;)" office:value-type="string" office:string-value="49.93$\pm$on (383)">
            <text:p>49.93$\pm$on (383)</text:p>
          </table:table-cell>
          <table:table-cell office:value-type="string">
            <text:p>p-value:</text:p>
          </table:table-cell>
          <table:table-cell office:value-type="string">
            <text:p>&lt;</text:p>
          </table:table-cell>
          <table:table-cell office:value-type="string">
            <text:p>2.2e-16</text:p>
          </table:table-cell>
          <table:table-cell table:number-columns-repeated="4"/>
        </table:table-row>
      </table:table>
      <table:table table:name="Feuille2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>
            <text:p>$\rho [\bar{c},\bar{l}]$</text:p>
          </table:table-cell>
          <table:table-cell office:value-type="string">
            <text:p>$\rho [\bar{c},\bar{s}]$</text:p>
          </table:table-cell>
          <table:table-cell office:value-type="string">
            <text:p>$\rho [\bar{c},\delta]$\\</text:p>
          </table:table-cell>
          <table:table-cell/>
        </table:table-row>
        <table:table-row table:style-name="ro1">
          <table:table-cell office:value-type="string">
            <text:p>R2</text:p>
          </table:table-cell>
          <table:table-cell table:formula="of:=[Feuille1.F27]" office:value-type="string" office:string-value="0.5892">
            <text:p>0.5892</text:p>
          </table:table-cell>
          <table:table-cell table:formula="of:=[Feuille1.F57]" office:value-type="string" office:string-value="0.5084">
            <text:p>0.5084</text:p>
          </table:table-cell>
          <table:table-cell table:formula="of:=[Feuille1.F87]" office:value-type="string" office:string-value="0.581">
            <text:p>0.581</text:p>
          </table:table-cell>
          <table:table-cell/>
        </table:table-row>
        <table:table-row table:style-name="ro1">
          <table:table-cell office:value-type="string">
            <text:p>(Intercept)</text:p>
          </table:table-cell>
          <table:table-cell table:formula="of:=[Feuille1.G12]" office:value-type="string" office:string-value="1.1594972$\pm$0.0508300 (***)">
            <text:p>1.1594972$\pm$0.0508300 (***)</text:p>
          </table:table-cell>
          <table:table-cell table:formula="of:=[Feuille1.G42]" office:value-type="string" office:string-value="-1.099e+00$\pm$5.891e-02 (***)">
            <text:p>-1.099e+00$\pm$5.891e-02 (***)</text:p>
          </table:table-cell>
          <table:table-cell table:formula="of:=[Feuille1.G72]" office:value-type="string" office:string-value="1.2163505$\pm$0.0595172 (***)\\">
            <text:p>1.2163505$\pm$0.0595172 (***)\\</text:p>
          </table:table-cell>
          <table:table-cell/>
        </table:table-row>
        <table:table-row table:style-name="ro1">
          <table:table-cell office:value-type="string">
            <text:p>$\alpha$</text:p>
          </table:table-cell>
          <table:table-cell table:formula="of:=[Feuille1.G13]" office:value-type="string" office:string-value="-0.4989055$\pm$0.0216346 (***)">
            <text:p>-0.4989055$\pm$0.0216346 (***)</text:p>
          </table:table-cell>
          <table:table-cell table:formula="of:=[Feuille1.G43]" office:value-type="string" office:string-value="4.722e-01$\pm$2.507e-02 (***)">
            <text:p>4.722e-01$\pm$2.507e-02 (***)</text:p>
          </table:table-cell>
          <table:table-cell table:formula="of:=[Feuille1.G73]" office:value-type="string" office:string-value="-0.5547464$\pm$0.0253321 (***)\\">
            <text:p>-0.5547464$\pm$0.0253321 (***)\\</text:p>
          </table:table-cell>
          <table:table-cell/>
        </table:table-row>
        <table:table-row table:style-name="ro1">
          <table:table-cell office:value-type="string">
            <text:p>$\beta$</text:p>
          </table:table-cell>
          <table:table-cell table:formula="of:=[Feuille1.G14]" office:value-type="string" office:string-value="0.3285271$\pm$0.0731373 (***)">
            <text:p>0.3285271$\pm$0.0731373 (***)</text:p>
          </table:table-cell>
          <table:table-cell table:formula="of:=[Feuille1.G44]" office:value-type="string" office:string-value="-6.064e-01$\pm$8.476e-02 (***)">
            <text:p>-6.064e-01$\pm$8.476e-02 (***)</text:p>
          </table:table-cell>
          <table:table-cell table:formula="of:=[Feuille1.G74]" office:value-type="string" office:string-value="0.4737039$\pm$0.0856371 (***)\\">
            <text:p>0.4737039$\pm$0.0856371 (***)\\</text:p>
          </table:table-cell>
          <table:table-cell/>
        </table:table-row>
        <table:table-row table:style-name="ro1">
          <table:table-cell office:value-type="string">
            <text:p>$n_d$</text:p>
          </table:table-cell>
          <table:table-cell table:formula="of:=[Feuille1.G15]" office:value-type="string" office:string-value="0.0079990$\pm$0.0070246 ()">
            <text:p>0.0079990$\pm$0.0070246 ()</text:p>
          </table:table-cell>
          <table:table-cell table:formula="of:=[Feuille1.G45]" office:value-type="string" office:string-value="-2.399e-02$\pm$8.141e-03 (**)">
            <text:p>-2.399e-02$\pm$8.141e-03 (**)</text:p>
          </table:table-cell>
          <table:table-cell table:formula="of:=[Feuille1.G75]" office:value-type="string" office:string-value="0.0123499$\pm$0.0082251 ()\\">
            <text:p>0.0123499$\pm$0.0082251 ()\\</text:p>
          </table:table-cell>
          <table:table-cell/>
        </table:table-row>
        <table:table-row table:style-name="ro1">
          <table:table-cell office:value-type="string">
            <text:p>$N_C$</text:p>
          </table:table-cell>
          <table:table-cell table:formula="of:=[Feuille1.G16]" office:value-type="string" office:string-value="0.6966627$\pm$0.1449132 (***)">
            <text:p>0.6966627$\pm$0.1449132 (***)</text:p>
          </table:table-cell>
          <table:table-cell table:formula="of:=[Feuille1.G46]" office:value-type="string" office:string-value="-4.869e-01$\pm$1.679e-01 (**)">
            <text:p>-4.869e-01$\pm$1.679e-01 (**)</text:p>
          </table:table-cell>
          <table:table-cell table:formula="of:=[Feuille1.G76]" office:value-type="string" office:string-value="1.0369074$\pm$0.1696801 (***)\\">
            <text:p>1.0369074$\pm$0.1696801 (***)\\</text:p>
          </table:table-cell>
          <table:table-cell/>
        </table:table-row>
        <table:table-row table:style-name="ro1">
          <table:table-cell office:value-type="string">
            <text:p>$N_G$</text:p>
          </table:table-cell>
          <table:table-cell table:formula="of:=[Feuille1.G17]" office:value-type="string" office:string-value="0.0011097$\pm$0.0003104 (***)">
            <text:p>0.0011097$\pm$0.0003104 (***)</text:p>
          </table:table-cell>
          <table:table-cell table:formula="of:=[Feuille1.G47]" office:value-type="string" office:string-value="-4.617e-04$\pm$3.597e-04 ()">
            <text:p>-4.617e-04$\pm$3.597e-04 ()</text:p>
          </table:table-cell>
          <table:table-cell table:formula="of:=[Feuille1.G77]" office:value-type="string" office:string-value="0.0011038$\pm$0.0003634 (**)\\">
            <text:p>0.0011038$\pm$0.0003634 (**)\\</text:p>
          </table:table-cell>
          <table:table-cell/>
        </table:table-row>
        <table:table-row table:style-name="ro1">
          <table:table-cell office:value-type="string">
            <text:p>$\gamma$</text:p>
          </table:table-cell>
          <table:table-cell table:formula="of:=[Feuille1.G18]" office:value-type="string" office:string-value="0.0026346$\pm$0.0053719 ()">
            <text:p>0.0026346$\pm$0.0053719 ()</text:p>
          </table:table-cell>
          <table:table-cell table:formula="of:=[Feuille1.G48]" office:value-type="string" office:string-value="3.586e-03$\pm$6.225e-03 ()">
            <text:p>3.586e-03$\pm$6.225e-03 ()</text:p>
          </table:table-cell>
          <table:table-cell table:formula="of:=[Feuille1.G78]" office:value-type="string" office:string-value="0.0074892$\pm$0.0062900 ()\\">
            <text:p>0.0074892$\pm$0.0062900 ()\\</text:p>
          </table:table-cell>
          <table:table-cell/>
        </table:table-row>
        <table:table-row table:style-name="ro1">
          <table:table-cell office:value-type="string">
            <text:p>$d_0$</text:p>
          </table:table-cell>
          <table:table-cell table:formula="of:=[Feuille1.G19]" office:value-type="string" office:string-value="-0.0009406$\pm$0.0021186 ()">
            <text:p>-0.0009406$\pm$0.0021186 ()</text:p>
          </table:table-cell>
          <table:table-cell table:formula="of:=[Feuille1.G49]" office:value-type="string" office:string-value="9.630e-05$\pm$2.455e-03 ()">
            <text:p>9.630e-05$\pm$2.455e-03 ()</text:p>
          </table:table-cell>
          <table:table-cell table:formula="of:=[Feuille1.G79]" office:value-type="string" office:string-value="-0.0009453$\pm$0.0024807 ()\\">
            <text:p>-0.0009453$\pm$0.0024807 ()\\</text:p>
          </table:table-cell>
          <table:table-cell/>
        </table:table-row>
        <table:table-row table:style-name="ro1">
          <table:table-cell office:value-type="string">
            <text:p>$r_g$</text:p>
          </table:table-cell>
          <table:table-cell table:formula="of:=[Feuille1.G20]" office:value-type="string" office:string-value="0.0001819$\pm$0.0002191 ()">
            <text:p>0.0001819$\pm$0.0002191 ()</text:p>
          </table:table-cell>
          <table:table-cell table:formula="of:=[Feuille1.G50]" office:value-type="string" office:string-value="9.951e-05$\pm$2.539e-04 ()">
            <text:p>9.951e-05$\pm$2.539e-04 ()</text:p>
          </table:table-cell>
          <table:table-cell table:formula="of:=[Feuille1.G80]" office:value-type="string" office:string-value="0.0002772$\pm$0.0002566 ()\\">
            <text:p>0.0002772$\pm$0.0002566 ()\\</text:p>
          </table:table-cell>
          <table:table-cell/>
        </table:table-row>
        <table:table-row table:style-name="ro1">
          <table:table-cell office:value-type="string">
            <text:p>$k_h$</text:p>
          </table:table-cell>
          <table:table-cell table:formula="of:=[Feuille1.G21]" office:value-type="string" office:string-value="-0.0298275$\pm$0.0209863 ()">
            <text:p>-0.0298275$\pm$0.0209863 ()</text:p>
          </table:table-cell>
          <table:table-cell table:formula="of:=[Feuille1.G51]" office:value-type="string" office:string-value="4.081e-02$\pm$2.432e-02 (.)">
            <text:p>4.081e-02$\pm$2.432e-02 (.)</text:p>
          </table:table-cell>
          <table:table-cell table:formula="of:=[Feuille1.G81]" office:value-type="string" office:string-value="-0.0833935$\pm$0.0245731 (***)\\">
            <text:p>-0.0833935$\pm$0.0245731 (***)\\</text:p>
          </table:table-cell>
          <table:table-cell/>
        </table:table-row>
        <table:table-row table:style-name="ro1">
          <table:table-cell office:value-type="string">
            <text:p>$N_L$</text:p>
          </table:table-cell>
          <table:table-cell table:formula="of:=[Feuille1.G22]" office:value-type="string" office:string-value="-0.0015975$\pm$0.0013365 ()">
            <text:p>-0.0015975$\pm$0.0013365 ()</text:p>
          </table:table-cell>
          <table:table-cell table:formula="of:=[Feuille1.G52]" office:value-type="string" office:string-value="1.384e-04$\pm$1.549e-03 ()">
            <text:p>1.384e-04$\pm$1.549e-03 ()</text:p>
          </table:table-cell>
          <table:table-cell table:formula="of:=[Feuille1.G82]" office:value-type="string" office:string-value="-0.0060473$\pm$0.0015649 (***)\\">
            <text:p>-0.0060473$\pm$0.0015649 (***)\\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>
            <text:p>$\rho [\bar{l},\bar{s}]$</text:p>
          </table:table-cell>
          <table:table-cell office:value-type="string">
            <text:p>$\rho [\bar{l},\delta]$</text:p>
          </table:table-cell>
          <table:table-cell office:value-type="string">
            <text:p>$\rho [\bar{s},\delta]$</text:p>
          </table:table-cell>
          <table:table-cell/>
        </table:table-row>
        <table:table-row table:style-name="ro1">
          <table:table-cell office:value-type="string">
            <text:p>R2</text:p>
          </table:table-cell>
          <table:table-cell table:formula="of:=[Feuille1.F117]" office:value-type="string" office:string-value="0.522">
            <text:p>0.522</text:p>
          </table:table-cell>
          <table:table-cell table:formula="of:=[Feuille1.F147]" office:value-type="string" office:string-value="0.5494">
            <text:p>0.5494</text:p>
          </table:table-cell>
          <table:table-cell table:formula="of:=[Feuille1.F177]" office:value-type="string" office:string-value="0.5546">
            <text:p>0.5546</text:p>
          </table:table-cell>
          <table:table-cell/>
        </table:table-row>
        <table:table-row table:style-name="ro1">
          <table:table-cell office:value-type="string">
            <text:p>(Intercept)</text:p>
          </table:table-cell>
          <table:table-cell table:formula="of:=[Feuille1.G102]" office:value-type="string" office:string-value="-1.768e+00$\pm$1.266e-01 (***)">
            <text:p>-1.768e+00$\pm$1.266e-01 (***)</text:p>
          </table:table-cell>
          <table:table-cell table:formula="of:=[Feuille1.G132]" office:value-type="string" office:string-value="1.073e+00$\pm$2.450e-02 (***)">
            <text:p>1.073e+00$\pm$2.450e-02 (***)</text:p>
          </table:table-cell>
          <table:table-cell table:formula="of:=[Feuille1.G162]" office:value-type="string" office:string-value="-1.5699072$\pm$0.1075144 (***)\\">
            <text:p>-1.5699072$\pm$0.1075144 (***)\\</text:p>
          </table:table-cell>
          <table:table-cell/>
        </table:table-row>
        <table:table-row table:style-name="ro1">
          <table:table-cell office:value-type="string">
            <text:p>$\alpha$</text:p>
          </table:table-cell>
          <table:table-cell table:formula="of:=[Feuille1.G103]" office:value-type="string" office:string-value="1.043e+00$\pm$5.390e-02 (***)">
            <text:p>1.043e+00$\pm$5.390e-02 (***)</text:p>
          </table:table-cell>
          <table:table-cell table:formula="of:=[Feuille1.G133]" office:value-type="string" office:string-value="-2.210e-01$\pm$1.043e-02 (***)">
            <text:p>-2.210e-01$\pm$1.043e-02 (***)</text:p>
          </table:table-cell>
          <table:table-cell table:formula="of:=[Feuille1.G163]" office:value-type="string" office:string-value="0.9481902$\pm$0.0457610 (***)\\">
            <text:p>0.9481902$\pm$0.0457610 (***)\\</text:p>
          </table:table-cell>
          <table:table-cell/>
        </table:table-row>
        <table:table-row table:style-name="ro1">
          <table:table-cell office:value-type="string">
            <text:p>$\beta$</text:p>
          </table:table-cell>
          <table:table-cell table:formula="of:=[Feuille1.G104]" office:value-type="string" office:string-value="-9.441e-01$\pm$1.822e-01 (***)">
            <text:p>-9.441e-01$\pm$1.822e-01 (***)</text:p>
          </table:table-cell>
          <table:table-cell table:formula="of:=[Feuille1.G134]" office:value-type="string" office:string-value="1.550e-01$\pm$3.525e-02 (***)">
            <text:p>1.550e-01$\pm$3.525e-02 (***)</text:p>
          </table:table-cell>
          <table:table-cell table:formula="of:=[Feuille1.G164]" office:value-type="string" office:string-value="-0.8269920$\pm$0.1546984 (***)\\">
            <text:p>-0.8269920$\pm$0.1546984 (***)\\</text:p>
          </table:table-cell>
          <table:table-cell/>
        </table:table-row>
        <table:table-row table:style-name="ro1">
          <table:table-cell office:value-type="string">
            <text:p>$n_d$</text:p>
          </table:table-cell>
          <table:table-cell table:formula="of:=[Feuille1.G105]" office:value-type="string" office:string-value="-3.719e-02$\pm$1.750e-02 (*)">
            <text:p>-3.719e-02$\pm$1.750e-02 (*)</text:p>
          </table:table-cell>
          <table:table-cell table:formula="of:=[Feuille1.G135]" office:value-type="string" office:string-value="7.778e-03$\pm$3.385e-03 (*)">
            <text:p>7.778e-03$\pm$3.385e-03 (*)</text:p>
          </table:table-cell>
          <table:table-cell table:formula="of:=[Feuille1.G165]" office:value-type="string" office:string-value="-0.0324681$\pm$0.0148582 (*)\\">
            <text:p>-0.0324681$\pm$0.0148582 (*)\\</text:p>
          </table:table-cell>
          <table:table-cell/>
        </table:table-row>
        <table:table-row table:style-name="ro1">
          <table:table-cell office:value-type="string">
            <text:p>$N_C$</text:p>
          </table:table-cell>
          <table:table-cell table:formula="of:=[Feuille1.G106]" office:value-type="string" office:string-value="-2.229e+00$\pm$3.610e-01 (***)">
            <text:p>-2.229e+00$\pm$3.610e-01 (***)</text:p>
          </table:table-cell>
          <table:table-cell table:formula="of:=[Feuille1.G136]" office:value-type="string" office:string-value="3.579e-01$\pm$6.984e-02 (***)">
            <text:p>3.579e-01$\pm$6.984e-02 (***)</text:p>
          </table:table-cell>
          <table:table-cell table:formula="of:=[Feuille1.G166]" office:value-type="string" office:string-value="-2.0137775$\pm$0.3065172 (***)\\">
            <text:p>-2.0137775$\pm$0.3065172 (***)\\</text:p>
          </table:table-cell>
          <table:table-cell/>
        </table:table-row>
        <table:table-row table:style-name="ro1">
          <table:table-cell office:value-type="string">
            <text:p>$N_G$</text:p>
          </table:table-cell>
          <table:table-cell table:formula="of:=[Feuille1.G107]" office:value-type="string" office:string-value="8.575e-05$\pm$7.734e-04 ()">
            <text:p>8.575e-05$\pm$7.734e-04 ()</text:p>
          </table:table-cell>
          <table:table-cell table:formula="of:=[Feuille1.G137]" office:value-type="string" office:string-value="2.392e-05$\pm$1.496e-04 ()">
            <text:p>2.392e-05$\pm$1.496e-04 ()</text:p>
          </table:table-cell>
          <table:table-cell table:formula="of:=[Feuille1.G167]" office:value-type="string" office:string-value="-0.0002524$\pm$0.0006565 ()\\">
            <text:p>-0.0002524$\pm$0.0006565 ()\\</text:p>
          </table:table-cell>
          <table:table-cell/>
        </table:table-row>
        <table:table-row table:style-name="ro1">
          <table:table-cell office:value-type="string">
            <text:p>$\gamma$</text:p>
          </table:table-cell>
          <table:table-cell table:formula="of:=[Feuille1.G108]" office:value-type="string" office:string-value="-4.901e-03$\pm$1.338e-02 ()">
            <text:p>-4.901e-03$\pm$1.338e-02 ()</text:p>
          </table:table-cell>
          <table:table-cell table:formula="of:=[Feuille1.G138]" office:value-type="string" office:string-value="4.571e-03$\pm$2.589e-03 (.)">
            <text:p>4.571e-03$\pm$2.589e-03 (.)</text:p>
          </table:table-cell>
          <table:table-cell table:formula="of:=[Feuille1.G168]" office:value-type="string" office:string-value="-0.0032340$\pm$0.0113624 ()\\">
            <text:p>-0.0032340$\pm$0.0113624 ()\\</text:p>
          </table:table-cell>
          <table:table-cell/>
        </table:table-row>
        <table:table-row table:style-name="ro1">
          <table:table-cell office:value-type="string">
            <text:p>$d_0$</text:p>
          </table:table-cell>
          <table:table-cell table:formula="of:=[Feuille1.G109]" office:value-type="string" office:string-value="4.492e-03$\pm$5.279e-03 ()">
            <text:p>4.492e-03$\pm$5.279e-03 ()</text:p>
          </table:table-cell>
          <table:table-cell table:formula="of:=[Feuille1.G139]" office:value-type="string" office:string-value="-6.360e-04$\pm$1.021e-03 ()">
            <text:p>-6.360e-04$\pm$1.021e-03 ()</text:p>
          </table:table-cell>
          <table:table-cell table:formula="of:=[Feuille1.G169]" office:value-type="string" office:string-value="0.0036384$\pm$0.0044813 ()\\">
            <text:p>0.0036384$\pm$0.0044813 ()\\</text:p>
          </table:table-cell>
          <table:table-cell/>
        </table:table-row>
        <table:table-row table:style-name="ro1">
          <table:table-cell office:value-type="string">
            <text:p>$r_g$</text:p>
          </table:table-cell>
          <table:table-cell table:formula="of:=[Feuille1.G110]" office:value-type="string" office:string-value="-3.880e-04$\pm$5.459e-04 ()">
            <text:p>-3.880e-04$\pm$5.459e-04 ()</text:p>
          </table:table-cell>
          <table:table-cell table:formula="of:=[Feuille1.G140]" office:value-type="string" office:string-value="-3.725e-05$\pm$1.056e-04 ()">
            <text:p>-3.725e-05$\pm$1.056e-04 ()</text:p>
          </table:table-cell>
          <table:table-cell table:formula="of:=[Feuille1.G170]" office:value-type="string" office:string-value="-0.0005394$\pm$0.0004635 ()\\">
            <text:p>-0.0005394$\pm$0.0004635 ()\\</text:p>
          </table:table-cell>
          <table:table-cell/>
        </table:table-row>
        <table:table-row table:style-name="ro1">
          <table:table-cell office:value-type="string">
            <text:p>$k_h$</text:p>
          </table:table-cell>
          <table:table-cell table:formula="of:=[Feuille1.G111]" office:value-type="string" office:string-value="1.728e-01$\pm$5.229e-02 (**)">
            <text:p>1.728e-01$\pm$5.229e-02 (**)</text:p>
          </table:table-cell>
          <table:table-cell table:formula="of:=[Feuille1.G141]" office:value-type="string" office:string-value="-1.419e-02$\pm$1.011e-02 ()">
            <text:p>-1.419e-02$\pm$1.011e-02 ()</text:p>
          </table:table-cell>
          <table:table-cell table:formula="of:=[Feuille1.G171]" office:value-type="string" office:string-value="0.1492597$\pm$0.0443898 (***)\\">
            <text:p>0.1492597$\pm$0.0443898 (***)\\</text:p>
          </table:table-cell>
          <table:table-cell/>
        </table:table-row>
        <table:table-row table:style-name="ro1">
          <table:table-cell office:value-type="string">
            <text:p>$N_L$</text:p>
          </table:table-cell>
          <table:table-cell table:formula="of:=[Feuille1.G112]" office:value-type="string" office:string-value="9.444e-04$\pm$3.330e-03 ()">
            <text:p>9.444e-04$\pm$3.330e-03 ()</text:p>
          </table:table-cell>
          <table:table-cell table:formula="of:=[Feuille1.G142]" office:value-type="string" office:string-value="-2.201e-03$\pm$6.441e-04 (***)">
            <text:p>-2.201e-03$\pm$6.441e-04 (***)</text:p>
          </table:table-cell>
          <table:table-cell table:formula="of:=[Feuille1.G172]" office:value-type="string" office:string-value="0.0022415$\pm$0.0028269 ()\\">
            <text:p>0.0022415$\pm$0.0028269 ()\\</text:p>
          </table:table-cell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4">14/01/2016</text:date>, <text:time>09:22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6-01-14T09:14:23</meta:creation-date>
    <dc:date>2016-01-14T09:22:12</dc:date>
    <dc:creator>Juste Raimbault</dc:creator>
    <meta:editing-duration>PT7M50S</meta:editing-duration>
    <meta:editing-cycles>3</meta:editing-cycles>
    <meta:generator>OpenOffice/4.1.1$Unix OpenOffice.org_project/411m6$Build-9775</meta:generator>
    <meta:document-statistic meta:table-count="3" meta:cell-count="1219" meta:object-count="0"/>
  </office:meta>
</office:document-meta>
</file>